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Abyssinica SIL" svg:font-family="'Abyssinica SIL'" style:font-pitch="variable"/>
    <style:font-face style:name="Chilanka" svg:font-family="Chilanka" style:font-pitch="variable"/>
    <style:font-face style:name="Garuda" svg:font-family="Garuda" style:font-pitch="variable"/>
    <style:font-face style:name="UKIJ Diwani" svg:font-family="'UKIJ Diwan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text-properties officeooo:paragraph-rsid="009100a2"/>
    </style:style>
    <style:style style:name="P2" style:family="paragraph" style:parent-style-name="Text_20_body_20_indent">
      <style:paragraph-properties fo:margin-left="0cm" fo:margin-right="0cm" fo:margin-top="0cm" fo:margin-bottom="0cm" style:contextual-spacing="false" style:line-height-at-least="0cm" fo:text-indent="0cm" style:auto-text-indent="false" style:writing-mode="page"/>
      <style:text-properties style:font-name="Chilanka" fo:font-size="11pt" officeooo:paragraph-rsid="004c1294" style:font-size-asian="11pt" style:font-size-complex="11pt"/>
    </style:style>
    <style:style style:name="P3"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fo:font-weight="normal" officeooo:rsid="00276427" officeooo:paragraph-rsid="00992360" style:font-size-asian="11pt" style:language-asian="tr" style:country-asian="TR" style:font-weight-asian="normal" style:font-name-complex="Times New Roman1" style:font-size-complex="11pt" style:font-weight-complex="normal"/>
    </style:style>
    <style:style style:name="P4"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fo:font-weight="normal" officeooo:rsid="00276427" officeooo:paragraph-rsid="00519fed" style:font-size-asian="11pt" style:language-asian="tr" style:country-asian="TR" style:font-weight-asian="normal" style:font-name-complex="Times New Roman" style:font-size-complex="11pt" style:font-weight-complex="normal"/>
    </style:style>
    <style:style style:name="P5" style:family="paragraph" style:parent-style-name="Footer">
      <style:paragraph-properties fo:margin-left="0cm" fo:margin-right="0cm" fo:margin-top="0cm" fo:margin-bottom="0cm" style:contextual-spacing="false" style:line-height-at-least="0cm" fo:text-indent="0cm" style:auto-text-indent="false" style:writing-mode="page"/>
      <style:text-properties style:font-name="Chilanka" fo:font-size="11pt" fo:font-weight="normal" officeooo:rsid="00519fed" officeooo:paragraph-rsid="008f180f" style:font-size-asian="11pt" style:font-weight-asian="normal" style:font-name-complex="Times New Roman" style:font-size-complex="11pt" style:font-weight-complex="normal"/>
    </style:style>
    <style:style style:name="P6"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1pt" fo:font-weight="normal" officeooo:paragraph-rsid="004e8cf1" style:font-size-asian="11pt" style:font-weight-asian="normal" style:font-name-complex="Times New Roman" style:font-size-complex="11pt" style:font-weight-complex="normal"/>
    </style:style>
    <style:style style:name="P7"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Garuda" fo:font-size="12pt" fo:font-weight="normal" officeooo:rsid="0055ae5c" officeooo:paragraph-rsid="009100a2" style:font-size-asian="12pt" style:language-asian="tr" style:country-asian="TR" style:font-weight-asian="normal" style:font-name-complex="Times New Roman" style:font-size-complex="12pt" style:font-weight-complex="normal"/>
    </style:style>
    <style:style style:name="P8"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Abyssinica SIL" fo:font-size="11pt" fo:font-weight="normal" officeooo:rsid="0055ae5c" officeooo:paragraph-rsid="009100a2" style:font-size-asian="11pt" style:language-asian="tr" style:country-asian="TR" style:font-weight-asian="normal" style:font-name-complex="Times New Roman" style:font-size-complex="11pt" style:font-weight-complex="normal"/>
    </style:style>
    <style:style style:name="P9"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ilanka" fo:font-size="11pt" fo:font-weight="bold" officeooo:rsid="002b0bb3" officeooo:paragraph-rsid="002b0bb3" style:font-size-asian="11pt" style:font-weight-asian="bold" style:font-size-complex="11pt" style:font-weight-complex="bold"/>
    </style:style>
    <style:style style:name="P1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officeooo:paragraph-rsid="00275b19" style:font-size-asian="11pt" style:font-size-complex="11pt"/>
    </style:style>
    <style:style style:name="P1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officeooo:paragraph-rsid="004c1294" style:font-size-asian="11pt" style:font-size-complex="11pt"/>
    </style:style>
    <style:style style:name="P1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officeooo:paragraph-rsid="00298cb2" style:font-size-asian="11pt" style:font-size-complex="11pt"/>
    </style:style>
    <style:style style:name="P1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officeooo:paragraph-rsid="004e8cf1" style:font-size-asian="11pt" style:font-size-complex="11pt"/>
    </style:style>
    <style:style style:name="P1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officeooo:paragraph-rsid="00512536" style:font-size-asian="11pt" style:font-size-complex="11pt"/>
    </style:style>
    <style:style style:name="P1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officeooo:paragraph-rsid="0056ecfa" style:font-size-asian="11pt" style:font-size-complex="11pt"/>
    </style:style>
    <style:style style:name="P1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officeooo:paragraph-rsid="004d17d8" style:font-size-asian="11pt" style:font-size-complex="11pt"/>
    </style:style>
    <style:style style:name="P1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officeooo:paragraph-rsid="00455e00" style:font-size-asian="11pt" style:font-size-complex="11pt"/>
    </style:style>
    <style:style style:name="P1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officeooo:paragraph-rsid="002bcdb2" style:font-size-asian="11pt" style:font-size-complex="11pt"/>
    </style:style>
    <style:style style:name="P1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officeooo:paragraph-rsid="006fa4e9" style:font-size-asian="11pt" style:font-size-complex="11pt"/>
    </style:style>
    <style:style style:name="P2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fo:font-weight="normal" officeooo:rsid="001f62ef" officeooo:paragraph-rsid="007505fa" style:font-size-asian="11pt" style:font-weight-asian="normal" style:font-size-complex="11pt" style:font-weight-complex="normal"/>
    </style:style>
    <style:style style:name="P2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fo:font-weight="normal" officeooo:paragraph-rsid="005192be" style:font-size-asian="11pt" style:language-asian="tr" style:country-asian="TR" style:font-weight-asian="normal" style:font-name-complex="Times New Roman1" style:font-size-complex="11pt" style:font-weight-complex="normal"/>
    </style:style>
    <style:style style:name="P22"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1pt" fo:font-weight="normal" officeooo:rsid="005e877f" officeooo:paragraph-rsid="009100a2" style:font-size-asian="11pt" style:language-asian="tr" style:country-asian="TR" style:font-weight-asian="normal" style:font-name-complex="Times New Roman1" style:font-size-complex="11pt" style:font-weight-complex="normal"/>
    </style:style>
    <style:style style:name="P23"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1pt" fo:font-weight="normal" officeooo:rsid="005e877f" officeooo:paragraph-rsid="00992360" style:font-size-asian="11pt" style:language-asian="tr" style:country-asian="TR" style:font-weight-asian="normal" style:font-name-complex="Times New Roman1" style:font-size-complex="11pt" style:font-weight-complex="normal"/>
    </style:style>
    <style:style style:name="P24"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ilanka" fo:font-size="11pt" fo:font-weight="normal" officeooo:rsid="00374a74" officeooo:paragraph-rsid="003b129e" style:font-size-asian="11pt" style:language-asian="tr" style:country-asian="TR" style:font-weight-asian="normal" style:font-name-complex="Times New Roman1" style:font-size-complex="11pt" style:font-weight-complex="normal"/>
    </style:style>
    <style:style style:name="P25" style:family="paragraph" style:parent-style-name="Text_20_body">
      <style:paragraph-properties fo:margin-left="0cm" fo:margin-right="0cm" fo:margin-top="0cm" fo:margin-bottom="0cm" style:contextual-spacing="false" style:line-height-at-least="0cm" fo:text-indent="0cm" style:auto-text-indent="false" style:writing-mode="page"/>
      <style:text-properties style:font-name="Chilanka" fo:font-size="11pt" fo:font-weight="normal" officeooo:paragraph-rsid="0013bc4d" style:font-size-asian="11pt" style:font-weight-asian="normal" style:font-name-complex="Times New Roman" style:font-size-complex="11pt" style:font-weight-complex="normal"/>
    </style:style>
    <style:style style:name="P26"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1pt" officeooo:paragraph-rsid="00992360" style:font-size-asian="11pt" style:font-size-complex="11pt"/>
    </style:style>
    <style:style style:name="P27"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Garuda" fo:font-size="12pt" fo:font-weight="normal" officeooo:rsid="00374a74" officeooo:paragraph-rsid="003b129e" style:font-size-asian="12pt" style:language-asian="tr" style:country-asian="TR" style:font-weight-asian="normal" style:font-name-complex="Times New Roman1" style:font-size-complex="12pt" style:font-weight-complex="normal"/>
    </style:style>
    <style:style style:name="P28"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Garuda" fo:font-size="12pt" fo:font-weight="normal" officeooo:rsid="006bae34" officeooo:paragraph-rsid="006bae34" style:font-size-asian="12pt" style:language-asian="tr" style:country-asian="TR" style:font-weight-asian="normal" style:font-name-complex="Times New Roman1" style:font-size-complex="12pt" style:font-weight-complex="normal"/>
    </style:style>
    <style:style style:name="P29"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Abyssinica SIL" fo:font-size="11pt" fo:font-weight="normal" officeooo:rsid="006bae34" officeooo:paragraph-rsid="006bae34" style:font-size-asian="11pt" style:language-asian="tr" style:country-asian="TR" style:font-weight-asian="normal" style:font-name-complex="Times New Roman1" style:font-size-complex="11pt" style:font-weight-complex="normal"/>
    </style:style>
    <style:style style:name="P30"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Abyssinica SIL" fo:font-size="11pt" fo:font-weight="normal" officeooo:rsid="00374a74" officeooo:paragraph-rsid="006bae34" style:font-size-asian="11pt" style:language-asian="tr" style:country-asian="TR" style:font-weight-asian="normal" style:font-name-complex="Times New Roman1" style:font-size-complex="11pt" style:font-weight-complex="normal"/>
    </style:style>
    <style:style style:name="P3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7c8eb0" style:font-size-asian="11pt" style:language-asian="tr" style:country-asian="TR" style:font-name-complex="Times New Roman1" style:font-size-complex="11pt"/>
    </style:style>
    <style:style style:name="P3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6fa4e9" style:font-size-asian="11pt" style:language-asian="tr" style:country-asian="TR" style:font-name-complex="Times New Roman1" style:font-size-complex="11pt"/>
    </style:style>
    <style:style style:name="P3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5192be" style:font-size-asian="11pt" style:language-asian="tr" style:country-asian="TR" style:font-name-complex="Times New Roman1" style:font-size-complex="11pt"/>
    </style:style>
    <style:style style:name="P3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6fa4e9" style:font-size-asian="11pt" style:font-size-complex="11pt"/>
    </style:style>
    <style:style style:name="P3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7c8eb0" style:font-size-asian="11pt" style:font-size-complex="11pt"/>
    </style:style>
    <style:style style:name="P3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8f180f" style:font-size-asian="11pt" style:font-size-complex="11pt"/>
    </style:style>
    <style:style style:name="P3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5915ab" style:font-size-asian="11pt" style:font-size-complex="11pt"/>
    </style:style>
    <style:style style:name="P3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2b0bb3" style:font-size-asian="11pt" style:font-size-complex="11pt"/>
    </style:style>
    <style:style style:name="P3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992360" style:font-size-asian="11pt" style:font-size-complex="11pt"/>
    </style:style>
    <style:style style:name="P4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fo:font-style="italic" style:text-underline-style="solid" style:text-underline-width="auto" style:text-underline-color="font-color" fo:font-weight="bold" officeooo:paragraph-rsid="006fa4e9" style:font-size-asian="11pt" style:language-asian="tr" style:country-asian="TR" style:font-style-asian="italic" style:font-weight-asian="bold" style:font-name-complex="Times New Roman1" style:font-size-complex="11pt"/>
    </style:style>
    <style:style style:name="P4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Garuda" fo:font-size="12pt" officeooo:paragraph-rsid="004958df" style:font-size-asian="12pt" style:font-size-complex="12pt"/>
    </style:style>
    <style:style style:name="P4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Garuda" fo:font-size="12pt" officeooo:paragraph-rsid="005865ba" style:font-size-asian="12pt" style:font-size-complex="12pt"/>
    </style:style>
    <style:style style:name="P4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Garuda" fo:font-size="12pt" officeooo:paragraph-rsid="00992360" style:font-size-asian="12pt" style:font-size-complex="12pt"/>
    </style:style>
    <style:style style:name="P4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Garuda" fo:font-size="12pt" officeooo:paragraph-rsid="004958df" style:font-size-asian="12pt" style:language-asian="tr" style:country-asian="TR" style:font-name-complex="Tahoma" style:font-size-complex="12pt"/>
    </style:style>
    <style:style style:name="P4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Garuda" fo:font-size="12pt" officeooo:paragraph-rsid="005915ab" style:font-size-asian="12pt" style:font-name-complex="Times New Roman1" style:font-size-complex="12pt"/>
    </style:style>
    <style:style style:name="P4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Garuda" fo:font-size="12pt" fo:font-weight="normal" officeooo:rsid="00374a74" officeooo:paragraph-rsid="005915ab" style:font-size-asian="12pt" style:language-asian="tr" style:country-asian="TR" style:font-weight-asian="normal" style:font-name-complex="Times New Roman1" style:font-size-complex="12pt" style:font-weight-complex="normal"/>
    </style:style>
    <style:style style:name="P4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Garuda" fo:font-size="12pt" fo:font-weight="normal" officeooo:rsid="004958df" officeooo:paragraph-rsid="005915ab" style:font-size-asian="12pt" style:language-asian="tr" style:country-asian="TR" style:font-weight-asian="normal" style:font-name-complex="Times New Roman1" style:font-size-complex="12pt" style:font-weight-complex="normal"/>
    </style:style>
    <style:style style:name="P4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Garuda" fo:font-size="12pt" fo:font-weight="normal" officeooo:rsid="006fa4e9" officeooo:paragraph-rsid="005915ab" style:font-size-asian="12pt" style:language-asian="tr" style:country-asian="TR" style:font-weight-asian="normal" style:font-name-complex="Times New Roman1" style:font-size-complex="12pt" style:font-weight-complex="normal"/>
    </style:style>
    <style:style style:name="P4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Garuda" fo:font-size="12pt" fo:font-weight="normal" officeooo:rsid="0055ae5c" officeooo:paragraph-rsid="0068c3a0" style:font-size-asian="12pt" style:language-asian="tr" style:country-asian="TR" style:font-weight-asian="normal" style:font-name-complex="Times New Roman1" style:font-size-complex="12pt" style:font-weight-complex="normal"/>
    </style:style>
    <style:style style:name="P5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Garuda" fo:font-size="12pt" fo:font-weight="normal" officeooo:rsid="0055ae5c" officeooo:paragraph-rsid="00992360" style:font-size-asian="12pt" style:language-asian="tr" style:country-asian="TR" style:font-weight-asian="normal" style:font-name-complex="Times New Roman1" style:font-size-complex="12pt" style:font-weight-complex="normal"/>
    </style:style>
    <style:style style:name="P5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374a74" officeooo:paragraph-rsid="006bae34" style:font-size-asian="11pt" style:language-asian="tr" style:country-asian="TR" style:font-weight-asian="normal" style:font-name-complex="Times New Roman1" style:font-size-complex="11pt" style:font-weight-complex="normal"/>
    </style:style>
    <style:style style:name="P5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374a74" officeooo:paragraph-rsid="008c0d6d" style:font-size-asian="11pt" style:language-asian="tr" style:country-asian="TR" style:font-weight-asian="normal" style:font-name-complex="Times New Roman1" style:font-size-complex="11pt" style:font-weight-complex="normal"/>
    </style:style>
    <style:style style:name="P5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4958df" officeooo:paragraph-rsid="006bae34" style:font-size-asian="11pt" style:language-asian="tr" style:country-asian="TR" style:font-weight-asian="normal" style:font-name-complex="Times New Roman1" style:font-size-complex="11pt" style:font-weight-complex="normal"/>
    </style:style>
    <style:style style:name="P5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4958df" officeooo:paragraph-rsid="0089ada2" style:font-size-asian="11pt" style:language-asian="tr" style:country-asian="TR" style:font-weight-asian="normal" style:font-name-complex="Times New Roman1" style:font-size-complex="11pt" style:font-weight-complex="normal"/>
    </style:style>
    <style:style style:name="P5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6bae34" officeooo:paragraph-rsid="00992360" style:font-size-asian="11pt" style:language-asian="tr" style:country-asian="TR" style:font-weight-asian="normal" style:font-name-complex="Times New Roman1" style:font-size-complex="11pt" style:font-weight-complex="normal"/>
    </style:style>
    <style:style style:name="P5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6bae34" officeooo:paragraph-rsid="0089ada2" style:font-size-asian="11pt" style:language-asian="tr" style:country-asian="TR" style:font-weight-asian="normal" style:font-name-complex="Times New Roman1" style:font-size-complex="11pt" style:font-weight-complex="normal"/>
    </style:style>
    <style:style style:name="P5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8c0d6d" officeooo:paragraph-rsid="0089ada2" style:font-size-asian="11pt" style:language-asian="tr" style:country-asian="TR" style:font-weight-asian="normal" style:font-name-complex="Times New Roman1" style:font-size-complex="11pt" style:font-weight-complex="normal"/>
    </style:style>
    <style:style style:name="P5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8c0d6d" officeooo:paragraph-rsid="008c0d6d" style:font-size-asian="11pt" style:language-asian="tr" style:country-asian="TR" style:font-weight-asian="normal" style:font-name-complex="Times New Roman1" style:font-size-complex="11pt" style:font-weight-complex="normal"/>
    </style:style>
    <style:style style:name="P5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paragraph-rsid="006bae34" style:font-size-asian="11pt" style:language-asian="tr" style:country-asian="TR" style:font-weight-asian="normal" style:font-name-complex="Times New Roman1" style:font-size-complex="11pt" style:font-weight-complex="normal"/>
    </style:style>
    <style:style style:name="P6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14a809" officeooo:paragraph-rsid="006bae34" style:font-size-asian="11pt" style:language-asian="tr" style:country-asian="TR" style:font-weight-asian="normal" style:font-name-complex="Times New Roman1" style:font-size-complex="11pt" style:font-weight-complex="normal"/>
    </style:style>
    <style:style style:name="P6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paragraph-rsid="006bae34" style:font-size-asian="11pt" style:font-weight-asian="normal" style:font-size-complex="11pt" style:font-weight-complex="normal"/>
    </style:style>
    <style:style style:name="P6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paragraph-rsid="00992360" style:font-size-asian="11pt" style:font-weight-asian="normal" style:font-size-complex="11pt" style:font-weight-complex="normal"/>
    </style:style>
    <style:style style:name="P6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paragraph-rsid="006bae34" style:font-size-asian="11pt" style:font-weight-asian="normal" style:font-name-complex="Times New Roman1" style:font-size-complex="11pt" style:font-weight-complex="normal"/>
    </style:style>
    <style:style style:name="P6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style="italic" style:text-underline-style="solid" style:text-underline-width="auto" style:text-underline-color="font-color" fo:font-weight="normal" officeooo:paragraph-rsid="0089ada2" style:font-size-asian="11pt" style:language-asian="tr" style:country-asian="TR" style:font-style-asian="italic" style:font-weight-asian="normal" style:font-name-complex="Times New Roman1" style:font-size-complex="11pt" style:font-weight-complex="normal"/>
    </style:style>
    <style:style style:name="P65"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fo:font-weight="normal" officeooo:rsid="00276427" officeooo:paragraph-rsid="00992360" style:font-size-asian="11pt" style:language-asian="tr" style:country-asian="TR" style:font-weight-asian="normal" style:font-name-complex="Times New Roman" style:font-size-complex="11pt" style:font-weight-complex="normal"/>
    </style:style>
    <style:style style:name="P66"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fo:font-style="italic" style:text-underline-style="solid" style:text-underline-width="auto" style:text-underline-color="font-color" fo:font-weight="bold" officeooo:rsid="0047d350" officeooo:paragraph-rsid="00992360" style:font-size-asian="11pt" style:language-asian="tr" style:country-asian="TR" style:font-style-asian="italic" style:font-weight-asian="bold" style:font-name-complex="Times New Roman1" style:font-size-complex="11pt"/>
    </style:style>
    <style:style style:name="P67"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officeooo:paragraph-rsid="002bcdb2" style:font-size-asian="11pt" style:font-size-complex="11pt"/>
    </style:style>
    <style:style style:name="P68"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949714" style:font-size-asian="11pt" style:font-size-complex="11pt"/>
    </style:style>
    <style:style style:name="P69"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2bcdb2" style:font-size-asian="11pt" style:font-size-complex="11pt"/>
    </style:style>
    <style:style style:name="P70"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455e00" style:font-size-asian="11pt" style:font-size-complex="11pt"/>
    </style:style>
    <style:style style:name="P71" style:family="paragraph" style:parent-style-name="List_20_Paragraph">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rsid="00455e00" officeooo:paragraph-rsid="00455e00" style:font-size-asian="11pt" style:language-asian="tr" style:country-asian="TR" style:font-name-complex="Times New Roman1" style:font-size-complex="11pt"/>
    </style:style>
    <style:style style:name="P7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fo:font-style="italic" style:text-underline-style="solid" style:text-underline-width="auto" style:text-underline-color="font-color" fo:font-weight="bold" officeooo:paragraph-rsid="006fa4e9" style:font-size-asian="11pt" style:language-asian="tr" style:country-asian="TR" style:font-style-asian="italic" style:font-weight-asian="bold" style:font-name-complex="Times New Roman1" style:font-size-complex="11pt" style:font-style-complex="italic" style:font-weight-complex="bold"/>
    </style:style>
    <style:style style:name="P7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fo:font-style="italic" style:text-underline-style="solid" style:text-underline-width="auto" style:text-underline-color="font-color" fo:font-weight="bold" officeooo:paragraph-rsid="006fa4e9" style:font-size-asian="11pt" style:language-asian="tr" style:country-asian="TR" style:font-style-asian="italic" style:font-weight-asian="bold" style:font-name-complex="Times New Roman1" style:font-size-complex="11pt"/>
    </style:style>
    <style:style style:name="P7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Garuda" fo:font-size="12pt" style:text-underline-style="solid" style:text-underline-width="auto" style:text-underline-color="font-color" officeooo:rsid="0014a809" officeooo:paragraph-rsid="005915ab" style:font-size-asian="12pt" style:language-asian="tr" style:country-asian="TR" style:font-name-complex="Times New Roman1" style:font-size-complex="12pt"/>
    </style:style>
    <style:style style:name="P7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Garuda" fo:font-size="12pt" officeooo:rsid="0014a809" officeooo:paragraph-rsid="008f180f" style:font-size-asian="12pt" style:language-asian="tr" style:country-asian="TR" style:font-name-complex="Times New Roman1" style:font-size-complex="12pt"/>
    </style:style>
    <style:style style:name="P7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Garuda" fo:font-size="12pt" fo:font-style="italic" style:text-underline-style="solid" style:text-underline-width="auto" style:text-underline-color="font-color" fo:font-weight="bold" officeooo:paragraph-rsid="0089ada2" style:font-size-asian="12pt" style:language-asian="tr" style:country-asian="TR" style:font-style-asian="italic" style:font-weight-asian="bold" style:font-name-complex="Times New Roman1" style:font-size-complex="12pt"/>
    </style:style>
    <style:style style:name="P7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Garuda" fo:font-size="12pt" fo:font-weight="normal" officeooo:rsid="0089ada2" officeooo:paragraph-rsid="0089ada2" style:font-size-asian="12pt" style:language-asian="tr" style:country-asian="TR" style:font-weight-asian="normal" style:font-name-complex="Times New Roman1" style:font-size-complex="12pt" style:font-weight-complex="normal"/>
    </style:style>
    <style:style style:name="P7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fo:font-style="italic" style:text-underline-style="solid" style:text-underline-width="auto" style:text-underline-color="font-color" fo:font-weight="bold" officeooo:paragraph-rsid="006fa4e9" style:font-size-asian="11pt" style:language-asian="tr" style:country-asian="TR" style:font-style-asian="italic" style:font-weight-asian="bold" style:font-name-complex="Times New Roman1" style:font-size-complex="11pt" style:font-style-complex="italic" style:font-weight-complex="bold"/>
    </style:style>
    <style:style style:name="P7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officeooo:paragraph-rsid="006fa4e9" style:font-size-asian="11pt" style:font-size-complex="11pt"/>
    </style:style>
    <style:style style:name="P8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officeooo:paragraph-rsid="00875977" style:font-size-asian="11pt" style:font-size-complex="11pt"/>
    </style:style>
    <style:style style:name="T1" style:family="text">
      <style:text-properties officeooo:rsid="0045a579"/>
    </style:style>
    <style:style style:name="T2" style:family="text">
      <style:text-properties officeooo:rsid="009100a2"/>
    </style:style>
    <style:style style:name="T3" style:family="text">
      <style:text-properties style:font-name="UKIJ Diwani" fo:font-size="12pt" fo:font-weight="normal" officeooo:rsid="009100a2" style:font-size-asian="12pt" style:language-asian="tr" style:country-asian="TR" style:font-weight-asian="normal" style:font-name-complex="Times New Roman1" style:font-size-complex="12pt" style:font-weight-complex="normal"/>
    </style:style>
    <style:style style:name="T4" style:family="text">
      <style:text-properties style:font-name="UKIJ Diwani" fo:font-size="12pt" fo:font-weight="normal" officeooo:rsid="008f180f" style:font-size-asian="12pt" style:language-asian="tr" style:country-asian="TR" style:font-weight-asian="normal" style:font-name-complex="Times New Roman1" style:font-size-complex="12pt" style:font-weight-complex="normal"/>
    </style:style>
    <style:style style:name="T5" style:family="text">
      <style:text-properties style:font-name="UKIJ Diwani" fo:font-size="12pt" fo:font-weight="normal" officeooo:rsid="0098e9eb" style:font-size-asian="12pt" style:language-asian="tr" style:country-asian="TR" style:font-weight-asian="normal" style:font-name-complex="Times New Roman1" style:font-size-complex="12pt" style:font-weight-complex="normal"/>
    </style:style>
    <style:style style:name="T6" style:family="text">
      <style:text-properties style:font-name="UKIJ Diwani" fo:font-size="12pt" fo:font-weight="bold" officeooo:rsid="008f180f" style:font-size-asian="12pt" style:language-asian="tr" style:country-asian="TR" style:font-weight-asian="bold" style:font-name-complex="Times New Roman1" style:font-size-complex="12pt" style:font-weight-complex="bold"/>
    </style:style>
    <style:style style:name="T7" style:family="text">
      <style:text-properties style:font-name="UKIJ Diwani" fo:font-size="12pt" fo:font-weight="bold" officeooo:rsid="0098e9eb" style:font-size-asian="12pt" style:language-asian="tr" style:country-asian="TR" style:font-weight-asian="bold" style:font-name-complex="Times New Roman1" style:font-size-complex="12pt" style:font-weight-complex="bold"/>
    </style:style>
    <style:style style:name="T8" style:family="text">
      <style:text-properties style:font-name="UKIJ Diwani" fo:font-size="12pt" fo:font-weight="bold" officeooo:rsid="009100a2" style:font-size-asian="12pt" style:font-weight-asian="bold" style:font-size-complex="12pt" style:font-weight-complex="bold"/>
    </style:style>
    <style:style style:name="T9" style:family="text">
      <style:text-properties style:font-name="UKIJ Diwani" fo:font-size="12pt" fo:font-weight="bold" officeooo:rsid="008f180f" style:font-size-asian="12pt" style:font-weight-asian="bold" style:font-size-complex="12pt" style:font-weight-complex="bold"/>
    </style:style>
    <style:style style:name="T10" style:family="text">
      <style:text-properties style:font-name="UKIJ Diwani" fo:font-size="12pt" fo:font-weight="bold" officeooo:rsid="0098e9eb" style:font-size-asian="12pt" style:font-weight-asian="bold" style:font-size-complex="12pt" style:font-weight-complex="bold"/>
    </style:style>
    <style:style style:name="T11" style:family="text">
      <style:text-properties fo:font-weight="normal" style:font-weight-asian="normal"/>
    </style:style>
    <style:style style:name="T12" style:family="text">
      <style:text-properties fo:font-weight="normal" style:font-weight-asian="normal" style:font-weight-complex="normal"/>
    </style:style>
    <style:style style:name="T13" style:family="text">
      <style:text-properties fo:font-weight="normal" officeooo:rsid="00172ad1" style:font-weight-asian="normal" style:font-weight-complex="normal"/>
    </style:style>
    <style:style style:name="T14" style:family="text">
      <style:text-properties fo:font-weight="normal" officeooo:rsid="001cc920" style:font-weight-asian="normal" style:font-weight-complex="normal"/>
    </style:style>
    <style:style style:name="T15" style:family="text">
      <style:text-properties fo:font-weight="normal" officeooo:rsid="001f62ef" style:font-weight-asian="normal" style:font-weight-complex="normal"/>
    </style:style>
    <style:style style:name="T16" style:family="text">
      <style:text-properties fo:font-weight="normal" officeooo:rsid="00443595" style:font-weight-asian="normal" style:font-weight-complex="normal"/>
    </style:style>
    <style:style style:name="T17" style:family="text">
      <style:text-properties fo:font-weight="normal" officeooo:rsid="004d17d8" style:font-weight-asian="normal" style:font-weight-complex="normal"/>
    </style:style>
    <style:style style:name="T18" style:family="text">
      <style:text-properties fo:font-weight="normal" officeooo:rsid="0075a0c7" style:font-weight-asian="normal" style:font-weight-complex="normal"/>
    </style:style>
    <style:style style:name="T19" style:family="text">
      <style:text-properties fo:font-weight="normal" style:language-asian="tr" style:country-asian="TR" style:font-weight-asian="normal" style:font-name-complex="Times New Roman1" style:font-weight-complex="normal"/>
    </style:style>
    <style:style style:name="T20" style:family="text">
      <style:text-properties fo:font-weight="normal" officeooo:rsid="00310090" style:language-asian="tr" style:country-asian="TR" style:font-weight-asian="normal" style:font-name-complex="Times New Roman1" style:font-weight-complex="normal"/>
    </style:style>
    <style:style style:name="T21" style:family="text">
      <style:text-properties fo:font-weight="normal" officeooo:rsid="0038a6b6" style:language-asian="tr" style:country-asian="TR" style:font-weight-asian="normal" style:font-name-complex="Times New Roman1" style:font-weight-complex="normal"/>
    </style:style>
    <style:style style:name="T22" style:family="text">
      <style:text-properties fo:font-weight="normal" officeooo:rsid="0043c25c" style:language-asian="tr" style:country-asian="TR" style:font-weight-asian="normal" style:font-name-complex="Times New Roman1" style:font-weight-complex="normal"/>
    </style:style>
    <style:style style:name="T23" style:family="text">
      <style:text-properties fo:font-weight="normal" officeooo:rsid="00455e00" style:language-asian="tr" style:country-asian="TR" style:font-weight-asian="normal" style:font-name-complex="Times New Roman1" style:font-weight-complex="normal"/>
    </style:style>
    <style:style style:name="T24" style:family="text">
      <style:text-properties fo:font-weight="normal" officeooo:rsid="007ab96d" style:language-asian="tr" style:country-asian="TR" style:font-weight-asian="normal" style:font-name-complex="Times New Roman1" style:font-weight-complex="normal"/>
    </style:style>
    <style:style style:name="T25" style:family="text">
      <style:text-properties fo:font-weight="normal" officeooo:rsid="0098e9eb" style:language-asian="tr" style:country-asian="TR" style:font-weight-asian="normal" style:font-name-complex="Times New Roman1" style:font-weight-complex="normal"/>
    </style:style>
    <style:style style:name="T26" style:family="text">
      <style:text-properties fo:font-weight="normal" officeooo:rsid="003c3a02" style:language-asian="tr" style:country-asian="TR" style:font-weight-asian="normal" style:font-weight-complex="normal"/>
    </style:style>
    <style:style style:name="T27" style:family="text">
      <style:text-properties fo:font-weight="normal" officeooo:rsid="00374a74" style:language-asian="tr" style:country-asian="TR" style:font-weight-asian="normal" style:font-weight-complex="normal"/>
    </style:style>
    <style:style style:name="T28" style:family="text">
      <style:text-properties fo:font-weight="normal" officeooo:rsid="0014a809" style:language-asian="tr" style:country-asian="TR" style:font-weight-asian="normal" style:font-weight-complex="normal"/>
    </style:style>
    <style:style style:name="T29" style:family="text">
      <style:text-properties fo:font-weight="normal" officeooo:rsid="006fa4e9" style:language-asian="tr" style:country-asian="TR" style:font-weight-asian="normal" style:font-weight-complex="normal"/>
    </style:style>
    <style:style style:name="T30" style:family="text">
      <style:text-properties officeooo:rsid="00172ad1"/>
    </style:style>
    <style:style style:name="T31" style:family="text">
      <style:text-properties officeooo:rsid="00191904"/>
    </style:style>
    <style:style style:name="T32" style:family="text">
      <style:text-properties officeooo:rsid="001b7644"/>
    </style:style>
    <style:style style:name="T33" style:family="text">
      <style:text-properties officeooo:rsid="001cc920"/>
    </style:style>
    <style:style style:name="T34" style:family="text">
      <style:text-properties officeooo:rsid="001e1f00"/>
    </style:style>
    <style:style style:name="T35" style:family="text">
      <style:text-properties fo:font-weight="bold" style:font-weight-asian="bold" style:font-weight-complex="bold"/>
    </style:style>
    <style:style style:name="T36" style:family="text">
      <style:text-properties fo:font-weight="bold" officeooo:rsid="0024c625" style:font-weight-asian="bold" style:font-weight-complex="bold"/>
    </style:style>
    <style:style style:name="T37" style:family="text">
      <style:text-properties fo:font-weight="bold" officeooo:rsid="002572b2" style:font-weight-asian="bold" style:font-weight-complex="bold"/>
    </style:style>
    <style:style style:name="T38" style:family="text">
      <style:text-properties fo:font-weight="bold" officeooo:rsid="00275b19" style:font-weight-asian="bold" style:font-weight-complex="bold"/>
    </style:style>
    <style:style style:name="T39" style:family="text">
      <style:text-properties fo:font-weight="bold" officeooo:rsid="00298cb2" style:font-weight-asian="bold" style:font-weight-complex="bold"/>
    </style:style>
    <style:style style:name="T40" style:family="text">
      <style:text-properties fo:font-weight="bold" officeooo:rsid="002a4e45" style:font-weight-asian="bold" style:font-weight-complex="bold"/>
    </style:style>
    <style:style style:name="T41" style:family="text">
      <style:text-properties fo:font-weight="bold" officeooo:rsid="0043c25c" style:font-weight-asian="bold" style:font-weight-complex="bold"/>
    </style:style>
    <style:style style:name="T42" style:family="text">
      <style:text-properties fo:font-weight="bold" officeooo:rsid="004419e8" style:font-weight-asian="bold" style:font-weight-complex="bold"/>
    </style:style>
    <style:style style:name="T43" style:family="text">
      <style:text-properties fo:font-weight="bold" officeooo:rsid="00443595" style:font-weight-asian="bold" style:font-weight-complex="bold"/>
    </style:style>
    <style:style style:name="T44" style:family="text">
      <style:text-properties fo:font-weight="bold" officeooo:rsid="00455e00" style:font-weight-asian="bold" style:font-weight-complex="bold"/>
    </style:style>
    <style:style style:name="T45" style:family="text">
      <style:text-properties fo:font-weight="bold" officeooo:rsid="0098e9eb" style:font-weight-asian="bold" style:font-weight-complex="bold"/>
    </style:style>
    <style:style style:name="T46" style:family="text">
      <style:text-properties fo:font-weight="bold" style:language-asian="tr" style:country-asian="TR" style:font-weight-asian="bold" style:font-name-complex="Times New Roman1" style:font-weight-complex="bold"/>
    </style:style>
    <style:style style:name="T47" style:family="text">
      <style:text-properties fo:font-weight="bold" officeooo:rsid="002a4e45" style:language-asian="tr" style:country-asian="TR" style:font-weight-asian="bold" style:font-name-complex="Times New Roman1" style:font-weight-complex="bold"/>
    </style:style>
    <style:style style:name="T48" style:family="text">
      <style:text-properties fo:font-weight="bold" officeooo:rsid="00455e00" style:language-asian="tr" style:country-asian="TR" style:font-weight-asian="bold" style:font-name-complex="Times New Roman1" style:font-weight-complex="bold"/>
    </style:style>
    <style:style style:name="T49" style:family="text">
      <style:text-properties fo:font-weight="bold" officeooo:rsid="002bcdb2" style:language-asian="tr" style:country-asian="TR" style:font-weight-asian="bold" style:font-name-complex="Times New Roman1" style:font-weight-complex="bold"/>
    </style:style>
    <style:style style:name="T50" style:family="text">
      <style:text-properties fo:font-weight="bold" officeooo:rsid="003b129e" style:language-asian="tr" style:country-asian="TR" style:font-weight-asian="bold" style:font-name-complex="Times New Roman1" style:font-weight-complex="bold"/>
    </style:style>
    <style:style style:name="T51" style:family="text">
      <style:text-properties fo:font-weight="bold" officeooo:rsid="009100a2" style:language-asian="tr" style:country-asian="TR" style:font-weight-asian="bold" style:font-name-complex="Times New Roman1" style:font-weight-complex="bold"/>
    </style:style>
    <style:style style:name="T52" style:family="text">
      <style:text-properties fo:font-weight="bold" officeooo:rsid="0083f865" style:language-asian="tr" style:country-asian="TR" style:font-weight-asian="bold" style:font-name-complex="Times New Roman1" style:font-weight-complex="bold"/>
    </style:style>
    <style:style style:name="T53" style:family="text">
      <style:text-properties fo:font-weight="bold" officeooo:rsid="00632b9b" style:language-asian="tr" style:country-asian="TR" style:font-weight-asian="bold" style:font-name-complex="Times New Roman1" style:font-weight-complex="bold"/>
    </style:style>
    <style:style style:name="T54" style:family="text">
      <style:text-properties fo:font-weight="bold" officeooo:rsid="008f180f" style:language-asian="tr" style:country-asian="TR" style:font-weight-asian="bold" style:font-name-complex="Times New Roman1" style:font-weight-complex="bold"/>
    </style:style>
    <style:style style:name="T55" style:family="text">
      <style:text-properties fo:font-weight="bold" officeooo:rsid="006fa4e9" style:language-asian="tr" style:country-asian="TR" style:font-weight-asian="bold" style:font-name-complex="Times New Roman1" style:font-weight-complex="bold"/>
    </style:style>
    <style:style style:name="T56" style:family="text">
      <style:text-properties fo:font-weight="bold" officeooo:rsid="00821128" style:language-asian="tr" style:country-asian="TR" style:font-weight-asian="bold" style:font-name-complex="Times New Roman1" style:font-weight-complex="bold"/>
    </style:style>
    <style:style style:name="T57" style:family="text">
      <style:text-properties fo:font-weight="bold" officeooo:rsid="007e3d08" style:language-asian="tr" style:country-asian="TR" style:font-weight-asian="bold" style:font-name-complex="Times New Roman1" style:font-weight-complex="bold"/>
    </style:style>
    <style:style style:name="T58" style:family="text">
      <style:text-properties fo:font-weight="bold" officeooo:rsid="00875977" style:language-asian="tr" style:country-asian="TR" style:font-weight-asian="bold" style:font-name-complex="Times New Roman1" style:font-weight-complex="bold"/>
    </style:style>
    <style:style style:name="T59" style:family="text">
      <style:text-properties fo:font-weight="bold" officeooo:rsid="007ab96d" style:language-asian="tr" style:country-asian="TR" style:font-weight-asian="bold" style:font-name-complex="Times New Roman1" style:font-weight-complex="bold"/>
    </style:style>
    <style:style style:name="T60" style:family="text">
      <style:text-properties fo:font-weight="bold" officeooo:rsid="0078c540" style:language-asian="tr" style:country-asian="TR" style:font-weight-asian="bold" style:font-name-complex="Times New Roman1" style:font-weight-complex="bold"/>
    </style:style>
    <style:style style:name="T61" style:family="text">
      <style:text-properties fo:font-weight="bold" officeooo:rsid="008fbb17" style:language-asian="tr" style:country-asian="TR" style:font-weight-asian="bold" style:font-name-complex="Times New Roman1" style:font-weight-complex="bold"/>
    </style:style>
    <style:style style:name="T62" style:family="text">
      <style:text-properties fo:font-weight="bold" officeooo:rsid="0098e9eb" style:language-asian="tr" style:country-asian="TR" style:font-weight-asian="bold" style:font-name-complex="Times New Roman1" style:font-weight-complex="bold"/>
    </style:style>
    <style:style style:name="T63" style:family="text">
      <style:text-properties fo:font-weight="bold" officeooo:rsid="00992360" style:language-asian="tr" style:country-asian="TR" style:font-weight-asian="bold" style:font-name-complex="Times New Roman1" style:font-weight-complex="bold"/>
    </style:style>
    <style:style style:name="T64" style:family="text">
      <style:text-properties fo:font-weight="bold" officeooo:rsid="009ada1a" style:language-asian="tr" style:country-asian="TR" style:font-weight-asian="bold" style:font-name-complex="Times New Roman1" style:font-weight-complex="bold"/>
    </style:style>
    <style:style style:name="T65" style:family="text">
      <style:text-properties fo:letter-spacing="0.011cm"/>
    </style:style>
    <style:style style:name="T66" style:family="text">
      <style:text-properties officeooo:rsid="001f62ef"/>
    </style:style>
    <style:style style:name="T67" style:family="text">
      <style:text-properties officeooo:rsid="0023f1ec"/>
    </style:style>
    <style:style style:name="T68" style:family="text">
      <style:text-properties officeooo:rsid="0024c625"/>
    </style:style>
    <style:style style:name="T69" style:family="text">
      <style:text-properties fo:font-style="normal" fo:font-weight="bold" officeooo:rsid="00172ad1" style:font-style-asian="normal" style:font-weight-asian="bold" style:font-name-complex="Times New Roman" style:font-weight-complex="bold"/>
    </style:style>
    <style:style style:name="T70" style:family="text">
      <style:text-properties fo:font-style="normal" fo:font-weight="bold" officeooo:rsid="002572b2" style:font-style-asian="normal" style:font-weight-asian="bold" style:font-name-complex="Times New Roman" style:font-weight-complex="bold"/>
    </style:style>
    <style:style style:name="T71" style:family="text">
      <style:text-properties fo:font-style="normal" fo:font-weight="bold" officeooo:rsid="005192be" style:font-style-asian="normal" style:font-weight-asian="bold" style:font-name-complex="Times New Roman" style:font-weight-complex="bold"/>
    </style:style>
    <style:style style:name="T72" style:family="text">
      <style:text-properties fo:font-style="normal" fo:font-weight="bold" officeooo:rsid="00632b9b" style:font-style-asian="normal" style:font-weight-asian="bold" style:font-name-complex="Times New Roman" style:font-weight-complex="bold"/>
    </style:style>
    <style:style style:name="T73" style:family="text">
      <style:text-properties fo:font-style="normal" fo:font-weight="bold" officeooo:rsid="00821128" style:font-style-asian="normal" style:font-weight-asian="bold" style:font-name-complex="Times New Roman" style:font-weight-complex="bold"/>
    </style:style>
    <style:style style:name="T74" style:family="text">
      <style:text-properties fo:font-style="normal" fo:font-weight="bold" officeooo:rsid="009100a2" style:font-style-asian="normal" style:font-weight-asian="bold" style:font-name-complex="Times New Roman" style:font-weight-complex="bold"/>
    </style:style>
    <style:style style:name="T75" style:family="text">
      <style:text-properties fo:font-style="normal" fo:font-weight="bold" officeooo:rsid="006fa4e9" style:font-style-asian="normal" style:font-weight-asian="bold" style:font-name-complex="Times New Roman" style:font-weight-complex="bold"/>
    </style:style>
    <style:style style:name="T76" style:family="text">
      <style:text-properties fo:font-style="normal" fo:font-weight="bold" officeooo:rsid="00992360" style:font-style-asian="normal" style:font-weight-asian="bold" style:font-name-complex="Times New Roman" style:font-weight-complex="bold"/>
    </style:style>
    <style:style style:name="T77" style:family="text">
      <style:text-properties fo:font-style="normal" fo:font-weight="bold" style:font-style-asian="normal" style:font-weight-asian="bold" style:font-name-complex="Times New Roman" style:font-weight-complex="normal"/>
    </style:style>
    <style:style style:name="T78" style:family="text">
      <style:text-properties fo:font-style="normal" fo:font-weight="bold" officeooo:rsid="0024c625" style:font-style-asian="normal" style:font-weight-asian="bold" style:font-name-complex="Times New Roman" style:font-weight-complex="normal"/>
    </style:style>
    <style:style style:name="T79" style:family="text">
      <style:text-properties fo:font-style="normal" fo:font-weight="bold" officeooo:rsid="002572b2" style:font-style-asian="normal" style:font-weight-asian="bold" style:font-name-complex="Times New Roman" style:font-weight-complex="normal"/>
    </style:style>
    <style:style style:name="T80" style:family="text">
      <style:text-properties fo:font-style="normal" fo:font-weight="bold" officeooo:rsid="00275b19" style:font-style-asian="normal" style:font-weight-asian="bold" style:font-name-complex="Times New Roman" style:font-weight-complex="normal"/>
    </style:style>
    <style:style style:name="T81" style:family="text">
      <style:text-properties fo:font-style="normal" fo:font-weight="bold" officeooo:rsid="00298cb2" style:font-style-asian="normal" style:font-weight-asian="bold" style:font-name-complex="Times New Roman" style:font-weight-complex="normal"/>
    </style:style>
    <style:style style:name="T82" style:family="text">
      <style:text-properties fo:font-style="normal" fo:font-weight="bold" officeooo:rsid="002a4e45" style:font-style-asian="normal" style:font-weight-asian="bold" style:font-name-complex="Times New Roman" style:font-weight-complex="normal"/>
    </style:style>
    <style:style style:name="T83" style:family="text">
      <style:text-properties fo:font-style="normal" fo:font-weight="bold" officeooo:rsid="005192be" style:font-style-asian="normal" style:font-weight-asian="bold" style:font-name-complex="Times New Roman" style:font-weight-complex="normal"/>
    </style:style>
    <style:style style:name="T84" style:family="text">
      <style:text-properties fo:font-style="normal" fo:font-weight="normal" style:font-style-asian="normal" style:font-weight-asian="normal" style:font-name-complex="Times New Roman" style:font-weight-complex="normal"/>
    </style:style>
    <style:style style:name="T85" style:family="text">
      <style:text-properties fo:font-style="normal" fo:font-weight="normal" officeooo:rsid="00172ad1" style:font-style-asian="normal" style:font-weight-asian="normal" style:font-name-complex="Times New Roman" style:font-weight-complex="normal"/>
    </style:style>
    <style:style style:name="T86" style:family="text">
      <style:text-properties fo:font-style="normal" fo:font-weight="normal" officeooo:rsid="00275b19" style:font-style-asian="normal" style:font-weight-asian="normal" style:font-name-complex="Times New Roman" style:font-weight-complex="normal"/>
    </style:style>
    <style:style style:name="T87" style:family="text">
      <style:text-properties fo:font-style="normal" fo:font-weight="normal" officeooo:rsid="0023f1ec" style:font-style-asian="normal" style:font-weight-asian="normal" style:font-name-complex="Times New Roman" style:font-weight-complex="normal"/>
    </style:style>
    <style:style style:name="T88" style:family="text">
      <style:text-properties fo:font-style="normal" fo:font-weight="normal" officeooo:rsid="0043c25c" style:font-style-asian="normal" style:font-weight-asian="normal" style:font-name-complex="Times New Roman" style:font-weight-complex="normal"/>
    </style:style>
    <style:style style:name="T89" style:family="text">
      <style:text-properties fo:font-style="normal" fo:font-weight="normal" officeooo:rsid="002572b2" style:font-style-asian="normal" style:font-weight-asian="normal" style:font-name-complex="Times New Roman" style:font-weight-complex="normal"/>
    </style:style>
    <style:style style:name="T90" style:family="text">
      <style:text-properties fo:font-style="normal" fo:font-weight="normal" officeooo:rsid="00455e00" style:font-style-asian="normal" style:font-weight-asian="normal" style:font-name-complex="Times New Roman" style:font-weight-complex="normal"/>
    </style:style>
    <style:style style:name="T91" style:family="text">
      <style:text-properties fo:font-style="normal" fo:font-weight="normal" officeooo:rsid="0047d350" style:font-style-asian="normal" style:font-weight-asian="normal" style:font-name-complex="Times New Roman" style:font-weight-complex="normal"/>
    </style:style>
    <style:style style:name="T92" style:family="text">
      <style:text-properties fo:font-style="normal" fo:font-weight="normal" officeooo:rsid="007390b8" style:font-style-asian="normal" style:font-weight-asian="normal" style:font-name-complex="Times New Roman" style:font-weight-complex="normal"/>
    </style:style>
    <style:style style:name="T93" style:family="text">
      <style:text-properties fo:font-style="normal" style:font-style-asian="normal" style:font-name-complex="Times New Roman" style:font-weight-complex="normal"/>
    </style:style>
    <style:style style:name="T94" style:family="text">
      <style:text-properties fo:font-style="normal" officeooo:rsid="00172ad1" style:font-style-asian="normal" style:font-name-complex="Times New Roman" style:font-weight-complex="normal"/>
    </style:style>
    <style:style style:name="T95" style:family="text">
      <style:text-properties fo:font-style="normal" officeooo:rsid="00275b19" style:font-style-asian="normal" style:font-name-complex="Times New Roman" style:font-weight-complex="normal"/>
    </style:style>
    <style:style style:name="T96" style:family="text">
      <style:text-properties fo:font-style="normal" officeooo:rsid="0024c625" style:font-style-asian="normal" style:font-name-complex="Times New Roman" style:font-weight-complex="normal"/>
    </style:style>
    <style:style style:name="T97" style:family="text">
      <style:text-properties fo:font-style="normal" officeooo:rsid="0043c25c" style:font-style-asian="normal" style:font-name-complex="Times New Roman" style:font-weight-complex="normal"/>
    </style:style>
    <style:style style:name="T98" style:family="text">
      <style:text-properties fo:font-style="normal" style:language-asian="tr" style:country-asian="TR" style:font-style-asian="normal" style:font-name-complex="Times New Roman1" style:font-weight-complex="normal"/>
    </style:style>
    <style:style style:name="T99" style:family="text">
      <style:text-properties fo:font-style="normal" officeooo:rsid="00496a67" style:language-asian="tr" style:country-asian="TR" style:font-style-asian="normal" style:font-name-complex="Times New Roman1" style:font-weight-complex="normal"/>
    </style:style>
    <style:style style:name="T100" style:family="text">
      <style:text-properties fo:font-style="normal" officeooo:rsid="00443595" style:language-asian="tr" style:country-asian="TR" style:font-style-asian="normal" style:font-name-complex="Times New Roman1" style:font-weight-complex="normal"/>
    </style:style>
    <style:style style:name="T101" style:family="text">
      <style:text-properties fo:font-style="normal" officeooo:rsid="003d13be" style:language-asian="tr" style:country-asian="TR" style:font-style-asian="normal" style:font-name-complex="Times New Roman1" style:font-weight-complex="normal"/>
    </style:style>
    <style:style style:name="T102" style:family="text">
      <style:text-properties fo:font-style="normal" officeooo:rsid="003b129e" style:language-asian="tr" style:country-asian="TR" style:font-style-asian="normal" style:font-name-complex="Times New Roman1" style:font-weight-complex="normal"/>
    </style:style>
    <style:style style:name="T103" style:family="text">
      <style:text-properties fo:font-style="normal" officeooo:rsid="003c9814" style:language-asian="tr" style:country-asian="TR" style:font-style-asian="normal" style:font-name-complex="Times New Roman1" style:font-weight-complex="normal"/>
    </style:style>
    <style:style style:name="T104" style:family="text">
      <style:text-properties fo:font-style="normal" officeooo:rsid="0056ecfa" style:language-asian="tr" style:country-asian="TR" style:font-style-asian="normal" style:font-name-complex="Times New Roman1" style:font-weight-complex="normal"/>
    </style:style>
    <style:style style:name="T105" style:family="text">
      <style:text-properties fo:font-style="normal" officeooo:rsid="007e3d08" style:language-asian="tr" style:country-asian="TR" style:font-style-asian="normal" style:font-name-complex="Times New Roman1" style:font-weight-complex="normal"/>
    </style:style>
    <style:style style:name="T106" style:family="text">
      <style:text-properties fo:font-style="normal" officeooo:rsid="008f180f" style:language-asian="tr" style:country-asian="TR" style:font-style-asian="normal" style:font-name-complex="Times New Roman1" style:font-weight-complex="normal"/>
    </style:style>
    <style:style style:name="T107" style:family="text">
      <style:text-properties fo:font-style="normal" officeooo:rsid="009ada1a" style:language-asian="tr" style:country-asian="TR" style:font-style-asian="normal" style:font-name-complex="Times New Roman1" style:font-weight-complex="normal"/>
    </style:style>
    <style:style style:name="T108" style:family="text">
      <style:text-properties fo:font-style="normal" officeooo:rsid="009bdb82" style:language-asian="tr" style:country-asian="TR" style:font-style-asian="normal" style:font-name-complex="Times New Roman1" style:font-weight-complex="normal"/>
    </style:style>
    <style:style style:name="T109" style:family="text">
      <style:text-properties fo:font-style="normal" style:text-underline-style="solid" style:text-underline-width="auto" style:text-underline-color="font-color" fo:font-weight="bold" style:language-asian="tr" style:country-asian="TR" style:font-style-asian="normal" style:font-weight-asian="bold" style:font-name-complex="Times New Roman1" style:font-weight-complex="bold"/>
    </style:style>
    <style:style style:name="T110" style:family="text">
      <style:text-properties fo:font-style="normal" style:text-underline-style="none" fo:font-weight="bold" officeooo:rsid="0047d350" style:language-asian="tr" style:country-asian="TR" style:font-style-asian="normal" style:font-weight-asian="bold" style:font-name-complex="Times New Roman1" style:font-style-complex="normal" style:font-weight-complex="normal"/>
    </style:style>
    <style:style style:name="T111" style:family="text">
      <style:text-properties fo:language="tr" fo:country="TR" fo:font-weight="bold" style:font-weight-asian="bold" style:font-name-complex="Times New Roman" style:font-weight-complex="bold"/>
    </style:style>
    <style:style style:name="T112" style:family="text">
      <style:text-properties fo:language="tr" fo:country="TR" fo:font-weight="bold" officeooo:rsid="0024c625" style:font-weight-asian="bold" style:font-name-complex="Times New Roman" style:font-weight-complex="bold"/>
    </style:style>
    <style:style style:name="T113" style:family="text">
      <style:text-properties fo:language="tr" fo:country="TR" fo:font-weight="bold" officeooo:rsid="0043c25c" style:font-weight-asian="bold" style:font-name-complex="Times New Roman" style:font-weight-complex="bold"/>
    </style:style>
    <style:style style:name="T114" style:family="text">
      <style:text-properties fo:language="tr" fo:country="TR" fo:font-style="normal" fo:font-weight="bold" style:font-style-asian="normal" style:font-weight-asian="bold" style:font-name-complex="Times New Roman" style:font-weight-complex="normal"/>
    </style:style>
    <style:style style:name="T115" style:family="text">
      <style:text-properties fo:language="tr" fo:country="TR" fo:font-style="normal" fo:font-weight="normal" style:font-style-asian="normal" style:font-weight-asian="normal" style:font-name-complex="Times New Roman" style:font-weight-complex="normal"/>
    </style:style>
    <style:style style:name="T116" style:family="text">
      <style:text-properties fo:language="tr" fo:country="TR" fo:font-style="normal" fo:font-weight="normal" officeooo:rsid="004c1294" style:font-style-asian="normal" style:font-weight-asian="normal" style:font-name-complex="Times New Roman" style:font-weight-complex="normal"/>
    </style:style>
    <style:style style:name="T117" style:family="text">
      <style:text-properties fo:language="tr" fo:country="TR" style:font-name-complex="Times New Roman"/>
    </style:style>
    <style:style style:name="T118" style:family="text">
      <style:text-properties fo:language="tr" fo:country="TR" officeooo:rsid="00172ad1" style:font-name-complex="Times New Roman"/>
    </style:style>
    <style:style style:name="T119" style:family="text">
      <style:text-properties fo:language="tr" fo:country="TR" officeooo:rsid="0043c25c" style:font-name-complex="Times New Roman"/>
    </style:style>
    <style:style style:name="T120" style:family="text">
      <style:text-properties fo:language="tr" fo:country="TR" officeooo:rsid="004c1294" style:font-name-complex="Times New Roman"/>
    </style:style>
    <style:style style:name="T121" style:family="text">
      <style:text-properties officeooo:rsid="002b0bb3"/>
    </style:style>
    <style:style style:name="T122" style:family="text">
      <style:text-properties style:language-asian="tr" style:country-asian="TR" style:font-name-complex="Times New Roman1"/>
    </style:style>
    <style:style style:name="T123" style:family="text">
      <style:text-properties officeooo:rsid="00172ad1" style:language-asian="tr" style:country-asian="TR" style:font-name-complex="Times New Roman1"/>
    </style:style>
    <style:style style:name="T124" style:family="text">
      <style:text-properties officeooo:rsid="002bcdb2" style:language-asian="tr" style:country-asian="TR" style:font-name-complex="Times New Roman1"/>
    </style:style>
    <style:style style:name="T125" style:family="text">
      <style:text-properties officeooo:rsid="00310090" style:language-asian="tr" style:country-asian="TR" style:font-name-complex="Times New Roman1"/>
    </style:style>
    <style:style style:name="T126" style:family="text">
      <style:text-properties officeooo:rsid="0033b636" style:language-asian="tr" style:country-asian="TR" style:font-name-complex="Times New Roman1"/>
    </style:style>
    <style:style style:name="T127" style:family="text">
      <style:text-properties officeooo:rsid="003aa60a" style:language-asian="tr" style:country-asian="TR" style:font-name-complex="Times New Roman1"/>
    </style:style>
    <style:style style:name="T128" style:family="text">
      <style:text-properties officeooo:rsid="0013e64a" style:language-asian="tr" style:country-asian="TR" style:font-name-complex="Times New Roman1"/>
    </style:style>
    <style:style style:name="T129" style:family="text">
      <style:text-properties officeooo:rsid="003b129e" style:language-asian="tr" style:country-asian="TR" style:font-name-complex="Times New Roman1"/>
    </style:style>
    <style:style style:name="T130" style:family="text">
      <style:text-properties officeooo:rsid="0022f6e7" style:language-asian="tr" style:country-asian="TR" style:font-name-complex="Times New Roman1"/>
    </style:style>
    <style:style style:name="T131" style:family="text">
      <style:text-properties officeooo:rsid="003c3a02" style:language-asian="tr" style:country-asian="TR" style:font-name-complex="Times New Roman1"/>
    </style:style>
    <style:style style:name="T132" style:family="text">
      <style:text-properties officeooo:rsid="003c9814" style:language-asian="tr" style:country-asian="TR" style:font-name-complex="Times New Roman1"/>
    </style:style>
    <style:style style:name="T133" style:family="text">
      <style:text-properties officeooo:rsid="003d13be" style:language-asian="tr" style:country-asian="TR" style:font-name-complex="Times New Roman1"/>
    </style:style>
    <style:style style:name="T134" style:family="text">
      <style:text-properties officeooo:rsid="003d6035" style:language-asian="tr" style:country-asian="TR" style:font-name-complex="Times New Roman1"/>
    </style:style>
    <style:style style:name="T135" style:family="text">
      <style:text-properties officeooo:rsid="00467d30" style:language-asian="tr" style:country-asian="TR" style:font-name-complex="Times New Roman1"/>
    </style:style>
    <style:style style:name="T136" style:family="text">
      <style:text-properties officeooo:rsid="004958df" style:language-asian="tr" style:country-asian="TR" style:font-name-complex="Times New Roman1"/>
    </style:style>
    <style:style style:name="T137" style:family="text">
      <style:text-properties officeooo:rsid="004e8cf1" style:language-asian="tr" style:country-asian="TR" style:font-name-complex="Times New Roman1"/>
    </style:style>
    <style:style style:name="T138" style:family="text">
      <style:text-properties officeooo:rsid="00455e00" style:language-asian="tr" style:country-asian="TR" style:font-name-complex="Times New Roman1"/>
    </style:style>
    <style:style style:name="T139" style:family="text">
      <style:text-properties officeooo:rsid="001c4bd1" style:language-asian="tr" style:country-asian="TR" style:font-name-complex="Times New Roman1"/>
    </style:style>
    <style:style style:name="T140" style:family="text">
      <style:text-properties officeooo:rsid="0047d350" style:language-asian="tr" style:country-asian="TR" style:font-name-complex="Times New Roman1"/>
    </style:style>
    <style:style style:name="T141" style:family="text">
      <style:text-properties officeooo:rsid="0016608b" style:language-asian="tr" style:country-asian="TR" style:font-name-complex="Times New Roman1"/>
    </style:style>
    <style:style style:name="T142" style:family="text">
      <style:text-properties officeooo:rsid="00348da0" style:language-asian="tr" style:country-asian="TR" style:font-name-complex="Times New Roman1"/>
    </style:style>
    <style:style style:name="T143" style:family="text">
      <style:text-properties officeooo:rsid="006bae34" style:language-asian="tr" style:country-asian="TR" style:font-name-complex="Times New Roman1"/>
    </style:style>
    <style:style style:name="T144" style:family="text">
      <style:text-properties officeooo:rsid="008f180f" style:language-asian="tr" style:country-asian="TR" style:font-name-complex="Times New Roman1"/>
    </style:style>
    <style:style style:name="T145" style:family="text">
      <style:text-properties officeooo:rsid="009100a2" style:language-asian="tr" style:country-asian="TR" style:font-name-complex="Times New Roman1"/>
    </style:style>
    <style:style style:name="T146" style:family="text">
      <style:text-properties officeooo:rsid="0097ef5f" style:language-asian="tr" style:country-asian="TR" style:font-name-complex="Times New Roman1"/>
    </style:style>
    <style:style style:name="T147" style:family="text">
      <style:text-properties officeooo:rsid="002b0bb3" style:language-asian="tr" style:country-asian="TR" style:font-name-complex="Times New Roman1"/>
    </style:style>
    <style:style style:name="T148" style:family="text">
      <style:text-properties officeooo:rsid="001ab6fb" style:language-asian="tr" style:country-asian="TR" style:font-name-complex="Times New Roman1"/>
    </style:style>
    <style:style style:name="T149" style:family="text">
      <style:text-properties officeooo:rsid="00875977" style:language-asian="tr" style:country-asian="TR" style:font-name-complex="Times New Roman1"/>
    </style:style>
    <style:style style:name="T150" style:family="text">
      <style:text-properties officeooo:rsid="00512536" style:language-asian="tr" style:country-asian="TR" style:font-name-complex="Times New Roman1"/>
    </style:style>
    <style:style style:name="T151" style:family="text">
      <style:text-properties officeooo:rsid="0013588f" style:language-asian="tr" style:country-asian="TR" style:font-name-complex="Times New Roman1"/>
    </style:style>
    <style:style style:name="T152" style:family="text">
      <style:text-properties officeooo:rsid="00443595" style:language-asian="tr" style:country-asian="TR" style:font-name-complex="Times New Roman1"/>
    </style:style>
    <style:style style:name="T153" style:family="text">
      <style:text-properties officeooo:rsid="0014c035" style:language-asian="tr" style:country-asian="TR" style:font-name-complex="Times New Roman1"/>
    </style:style>
    <style:style style:name="T154" style:family="text">
      <style:text-properties officeooo:rsid="006fa4e9" style:language-asian="tr" style:country-asian="TR" style:font-name-complex="Times New Roman1"/>
    </style:style>
    <style:style style:name="T155" style:family="text">
      <style:text-properties officeooo:rsid="004a1f33" style:language-asian="tr" style:country-asian="TR" style:font-name-complex="Times New Roman1"/>
    </style:style>
    <style:style style:name="T156" style:family="text">
      <style:text-properties officeooo:rsid="005e4a91" style:language-asian="tr" style:country-asian="TR" style:font-name-complex="Times New Roman1"/>
    </style:style>
    <style:style style:name="T157" style:family="text">
      <style:text-properties officeooo:rsid="00821128" style:language-asian="tr" style:country-asian="TR" style:font-name-complex="Times New Roman1"/>
    </style:style>
    <style:style style:name="T158" style:family="text">
      <style:text-properties officeooo:rsid="007e3d08" style:language-asian="tr" style:country-asian="TR" style:font-name-complex="Times New Roman1"/>
    </style:style>
    <style:style style:name="T159" style:family="text">
      <style:text-properties officeooo:rsid="00992360" style:language-asian="tr" style:country-asian="TR" style:font-name-complex="Times New Roman1"/>
    </style:style>
    <style:style style:name="T160" style:family="text">
      <style:text-properties style:language-asian="tr" style:country-asian="TR" style:font-name-complex="Tahoma"/>
    </style:style>
    <style:style style:name="T161" style:family="text">
      <style:text-properties officeooo:rsid="003b129e" style:language-asian="tr" style:country-asian="TR" style:font-name-complex="Tahoma"/>
    </style:style>
    <style:style style:name="T162" style:family="text">
      <style:text-properties officeooo:rsid="004958df" style:language-asian="tr" style:country-asian="TR" style:font-name-complex="Tahoma"/>
    </style:style>
    <style:style style:name="T163" style:family="text">
      <style:text-properties officeooo:rsid="006bae34" style:language-asian="tr" style:country-asian="TR" style:font-name-complex="Tahoma"/>
    </style:style>
    <style:style style:name="T164" style:family="text">
      <style:text-properties officeooo:rsid="00374a74" style:language-asian="tr" style:country-asian="TR"/>
    </style:style>
    <style:style style:name="T165" style:family="text">
      <style:text-properties officeooo:rsid="0014a809" style:language-asian="tr" style:country-asian="TR"/>
    </style:style>
    <style:style style:name="T166" style:family="text">
      <style:text-properties officeooo:rsid="00347560"/>
    </style:style>
    <style:style style:name="T167" style:family="text">
      <style:text-properties officeooo:rsid="00348da0"/>
    </style:style>
    <style:style style:name="T168" style:family="text">
      <style:text-properties officeooo:rsid="003aa60a"/>
    </style:style>
    <style:style style:name="T169" style:family="text">
      <style:text-properties officeooo:rsid="0043c25c"/>
    </style:style>
    <style:style style:name="T170" style:family="text">
      <style:text-properties officeooo:rsid="00443595"/>
    </style:style>
    <style:style style:name="T171" style:family="text">
      <style:text-properties officeooo:rsid="0047d350"/>
    </style:style>
    <style:style style:name="T172" style:family="text">
      <style:text-properties fo:font-style="italic" style:text-underline-style="solid" style:text-underline-width="auto" style:text-underline-color="font-color" fo:font-weight="bold" style:font-style-asian="italic" style:font-weight-asian="bold"/>
    </style:style>
    <style:style style:name="T17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74" style:family="text">
      <style:text-properties fo:font-style="italic" style:text-underline-style="solid" style:text-underline-width="auto" style:text-underline-color="font-color" fo:font-weight="bold" officeooo:rsid="002ed6e1" style:font-style-asian="italic" style:font-weight-asian="bold" style:font-style-complex="italic" style:font-weight-complex="bold"/>
    </style:style>
    <style:style style:name="T175"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1"/>
    </style:style>
    <style:style style:name="T176"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1" style:font-style-complex="italic" style:font-weight-complex="bold"/>
    </style:style>
    <style:style style:name="T177" style:family="text">
      <style:text-properties fo:font-style="italic" style:text-underline-style="solid" style:text-underline-width="auto" style:text-underline-color="font-color" fo:font-weight="bold" officeooo:rsid="00496a67" style:language-asian="tr" style:country-asian="TR" style:font-style-asian="italic" style:font-weight-asian="bold" style:font-name-complex="Times New Roman1" style:font-style-complex="italic" style:font-weight-complex="bold"/>
    </style:style>
    <style:style style:name="T178" style:family="text">
      <style:text-properties fo:font-style="italic" style:text-underline-style="solid" style:text-underline-width="auto" style:text-underline-color="font-color" fo:font-weight="bold" officeooo:rsid="0047d350" style:language-asian="tr" style:country-asian="TR" style:font-style-asian="italic" style:font-weight-asian="bold" style:font-name-complex="Times New Roman1"/>
    </style:style>
    <style:style style:name="T179" style:family="text">
      <style:text-properties fo:font-style="italic" fo:font-weight="bold" style:font-style-asian="italic" style:font-weight-asian="bold" style:font-style-complex="italic" style:font-weight-complex="bold"/>
    </style:style>
    <style:style style:name="T180" style:family="text">
      <style:text-properties fo:font-style="italic" fo:font-weight="bold" style:language-asian="tr" style:country-asian="TR" style:font-style-asian="italic" style:font-weight-asian="bold" style:font-name-complex="Times New Roman1"/>
    </style:style>
    <style:style style:name="T181" style:family="text">
      <style:text-properties fo:font-style="italic" fo:font-weight="normal" style:language-asian="tr" style:country-asian="TR" style:font-style-asian="italic" style:font-weight-asian="normal" style:font-name-complex="Times New Roman1" style:font-style-complex="italic" style:font-weight-complex="normal"/>
    </style:style>
    <style:style style:name="T182" style:family="text">
      <style:text-properties fo:font-style="italic" fo:font-weight="normal" officeooo:rsid="0047d350" style:language-asian="tr" style:country-asian="TR" style:font-style-asian="italic" style:font-weight-asian="normal" style:font-name-complex="Times New Roman1" style:font-style-complex="italic" style:font-weight-complex="normal"/>
    </style:style>
    <style:style style:name="T183" style:family="text">
      <style:text-properties fo:font-style="italic" fo:font-weight="normal" style:language-asian="tr" style:country-asian="TR" style:font-style-asian="italic" style:font-weight-asian="normal" style:font-name-complex="Times New Roman1" style:font-weight-complex="normal"/>
    </style:style>
    <style:style style:name="T184" style:family="text">
      <style:text-properties fo:font-style="italic" fo:font-weight="normal" officeooo:rsid="008af4ba" style:language-asian="tr" style:country-asian="TR" style:font-style-asian="italic" style:font-weight-asian="normal" style:font-name-complex="Times New Roman1" style:font-weight-complex="normal"/>
    </style:style>
    <style:style style:name="T185" style:family="text">
      <style:text-properties fo:font-style="italic" style:font-style-asian="italic" style:font-style-complex="italic"/>
    </style:style>
    <style:style style:name="T186" style:family="text">
      <style:text-properties fo:font-style="italic" officeooo:rsid="008f180f" style:font-style-asian="italic" style:font-style-complex="italic"/>
    </style:style>
    <style:style style:name="T187" style:family="text">
      <style:text-properties fo:font-style="italic" style:language-asian="tr" style:country-asian="TR" style:font-style-asian="italic" style:font-name-complex="Times New Roman1" style:font-style-complex="italic"/>
    </style:style>
    <style:style style:name="T188" style:family="text">
      <style:text-properties fo:font-style="italic" officeooo:rsid="00496a67" style:language-asian="tr" style:country-asian="TR" style:font-style-asian="italic" style:font-name-complex="Times New Roman1" style:font-style-complex="italic" style:font-weight-complex="normal"/>
    </style:style>
    <style:style style:name="T189" style:family="text">
      <style:text-properties fo:font-style="italic" officeooo:rsid="002b0bb3" style:language-asian="tr" style:country-asian="TR" style:font-style-asian="italic" style:font-name-complex="Times New Roman1" style:font-style-complex="italic" style:font-weight-complex="normal"/>
    </style:style>
    <style:style style:name="T190" style:family="text">
      <style:text-properties fo:font-style="italic" officeooo:rsid="003b129e" style:language-asian="tr" style:country-asian="TR" style:font-style-asian="italic" style:font-name-complex="Times New Roman1" style:font-style-complex="italic"/>
    </style:style>
    <style:style style:name="T191" style:family="text">
      <style:text-properties fo:font-style="italic" officeooo:rsid="005192be" style:language-asian="tr" style:country-asian="TR" style:font-style-asian="italic" style:font-name-complex="Times New Roman1" style:font-style-complex="italic"/>
    </style:style>
    <style:style style:name="T192" style:family="text">
      <style:text-properties fo:font-style="italic" officeooo:rsid="0047d350" style:language-asian="tr" style:country-asian="TR" style:font-style-asian="italic" style:font-name-complex="Times New Roman1" style:font-style-complex="italic"/>
    </style:style>
    <style:style style:name="T193" style:family="text">
      <style:text-properties fo:font-style="italic" officeooo:rsid="005915ab" style:language-asian="tr" style:country-asian="TR" style:font-style-asian="italic" style:font-name-complex="Times New Roman1" style:font-style-complex="italic"/>
    </style:style>
    <style:style style:name="T194" style:family="text">
      <style:text-properties fo:font-style="italic" style:text-underline-style="none" fo:font-weight="bold" officeooo:rsid="0047d350" style:language-asian="tr" style:country-asian="TR" style:font-style-asian="italic" style:font-weight-asian="bold" style:font-name-complex="Times New Roman1"/>
    </style:style>
    <style:style style:name="T195" style:family="text">
      <style:text-properties officeooo:rsid="004c1294"/>
    </style:style>
    <style:style style:name="T196" style:family="text">
      <style:text-properties officeooo:rsid="004d17d8"/>
    </style:style>
    <style:style style:name="T197" style:family="text">
      <style:text-properties officeooo:rsid="005079a5"/>
    </style:style>
    <style:style style:name="T198" style:family="text">
      <style:text-properties officeooo:rsid="005e877f"/>
    </style:style>
    <style:style style:name="T199" style:family="text">
      <style:text-properties officeooo:rsid="006bae34"/>
    </style:style>
    <style:style style:name="T200" style:family="text">
      <style:text-properties style:text-underline-style="solid" style:text-underline-width="auto" style:text-underline-color="font-color"/>
    </style:style>
    <style:style style:name="T201" style:family="text">
      <style:text-properties style:text-underline-style="solid" style:text-underline-width="auto" style:text-underline-color="font-color" officeooo:rsid="006bae34"/>
    </style:style>
    <style:style style:name="T202" style:family="text">
      <style:text-properties officeooo:rsid="008676e7"/>
    </style:style>
    <style:style style:name="T203" style:family="text">
      <style:text-properties officeooo:rsid="008f180f"/>
    </style:style>
    <style:style style:name="T204" style:family="text">
      <style:text-properties officeooo:rsid="0064bc78"/>
    </style:style>
    <style:style style:name="T205" style:family="text">
      <style:text-properties officeooo:rsid="002f4e2b" style:font-name-complex="Times New Roman1"/>
    </style:style>
    <style:style style:name="T206" style:family="text">
      <style:text-properties officeooo:rsid="009ada1a" style:font-name-complex="Times New Roman1"/>
    </style:style>
    <style:style style:name="T207" style:family="text">
      <style:text-properties officeooo:rsid="00276427"/>
    </style:style>
    <style:style style:name="T208" style:family="text">
      <style:text-properties fo:color="#000000" loext:opacity="100%" style:text-outline="false" style:text-line-through-style="none" style:text-line-through-type="none" fo:font-style="normal" fo:text-shadow="none" style:text-underline-style="none" fo:font-weight="normal" style:language-asian="tr" style:country-asian="TR" style:font-style-asian="normal" style:font-weight-asian="normal" style:font-name-complex="Times New Roman1" style:text-emphasize="none"/>
    </style:style>
    <style:style style:name="T209" style:family="text">
      <style:text-properties fo:color="#000000" loext:opacity="100%" style:text-outline="false" style:text-line-through-style="none" style:text-line-through-type="none" fo:font-style="normal" fo:text-shadow="none" style:text-underline-style="none" fo:font-weight="normal" officeooo:rsid="00950a87" style:language-asian="tr" style:country-asian="TR" style:font-style-asian="normal" style:font-weight-asian="normal" style:font-name-complex="Times New Roman1" style:text-emphasize="none"/>
    </style:style>
    <style:style style:name="T210" style:family="text">
      <style:text-properties officeooo:rsid="0097ef5f"/>
    </style:style>
    <style:style style:name="T211" style:family="text">
      <style:text-properties fo:font-size="12pt" officeooo:rsid="008f180f" style:font-size-asian="12pt" style:language-asian="tr" style:country-asian="TR" style:font-name-complex="Times New Roman1" style:font-size-complex="12pt"/>
    </style:style>
    <style:style style:name="T212" style:family="text">
      <style:text-properties fo:font-size="12pt" officeooo:rsid="0098e9eb" style:font-size-asian="12pt" style:language-asian="tr" style:country-asian="TR" style:font-name-complex="Times New Roman1" style:font-size-complex="12pt"/>
    </style:style>
    <style:style style:name="T213" style:family="text">
      <style:text-properties officeooo:rsid="00677889"/>
    </style:style>
    <style:style style:name="T214" style:family="text">
      <style:text-properties officeooo:rsid="00992360"/>
    </style:style>
    <style:style style:name="T215" style:family="text">
      <style:text-properties officeooo:rsid="009ada1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BELİRLİ SÜRELİ KİRA SÖZLEŞMESİ</text:p>
      <text:p text:style-name="P10"><text:span text:style-name="T35">MADDE </text:span><text:span text:style-name="T36">1<text:tab/></text:span><text:span text:style-name="T84">Tanım</text:span><text:span text:style-name="T86">lar</text:span><text:span text:style-name="T84">: </text:span><text:span text:style-name="T85">İ</text:span><text:span text:style-name="T86">şbu sözleşmede adı geçen; </text:span><text:span text:style-name="T69">Kiraya veren</text:span><text:span text:style-name="T85">; </text:span><text:span text:style-name="T88">mecurun</text:span><text:span text:style-name="T85"> sahibi</text:span><text:span text:style-name="T86">ni</text:span><text:span text:style-name="T85"> ve/veya vekili</text:span><text:span text:style-name="T86">ni</text:span><text:span text:style-name="T85">, </text:span><text:span text:style-name="T69">Kiracı;</text:span><text:span text:style-name="T94"> </text:span><text:span text:style-name="T97">mecuru</text:span><text:span text:style-name="T94"> kiralama hak</text:span><text:span text:style-name="T96">k</text:span><text:span text:style-name="T94">ını belirli bir ücret karşılığında </text:span><text:span text:style-name="T97">belirli bir süre</text:span><text:span text:style-name="T94"> kabul <text:s/>eden gerçek veya tüzel kişi</text:span><text:span text:style-name="T95">yi, </text:span><text:span text:style-name="T69">Sözleşme</text:span><text:span text:style-name="T85"> </text:span><text:span text:style-name="T86">t</text:span><text:span text:style-name="T85">araflarca, şartları belirlenen, şartlar üzerinde anlaşmaya varılan ve imza altına alınan </text:span><text:span text:style-name="T86">işbu </text:span><text:span text:style-name="T85">kira sözleşmesi</text:span><text:span text:style-name="T86">ni ifade eder. </text:span><text:span text:style-name="T13">İşbu k</text:span>ira sözleşmesi, kiraya verenin , <text:span text:style-name="T30">bu sözleşmede özellikleri belirtilen mecurun</text:span> kullanı<text:span text:style-name="T170">mını</text:span> <text:span text:style-name="T169">belli bir süre için</text:span> kiracıya bırakmayı, kiracının da buna karşılık, <text:span text:style-name="T169">bu süre için </text:span>kararlaştırılan kira bedelini ödemeyi üstlendiği<text:span text:style-name="T30"> </text:span>sözleşmedir.</text:p>
      <text:p text:style-name="P2"><text:span text:style-name="T113">M</text:span><text:span text:style-name="T111">ADDE </text:span><text:span text:style-name="T112">2<text:tab/></text:span><text:span text:style-name="T114">Kira süresi:</text:span><text:span text:style-name="T115"> </text:span><text:span text:style-name="T116">İşbu s</text:span><text:span text:style-name="T117">özleşme, belirli süre</text:span><text:span text:style-name="T119">lidir</text:span><text:span text:style-name="T118"> ve <text:s/>k</text:span><text:span text:style-name="T117">ararlaştırılan sürenin geçmesiyle herhangi bir bildirim olmaksızın, </text:span><text:span text:style-name="T120">bu sözleşmeden doğan haklar saklı kalmak şartıyla,</text:span><text:span text:style-name="T117"> sona ere</text:span><text:span text:style-name="T118">r. </text:span></text:p>
      <text:p text:style-name="P11"><text:span text:style-name="T41">M</text:span><text:span text:style-name="T35">ADDE 3 <text:tab/></text:span><text:span text:style-name="T77">Vergi ve benzeri yükümlülüklere katlanma borcu : </text:span>Kiralanana <text:span text:style-name="T195">ait, kültür, arsa, bina vergileri kiraya veren;</text:span> <text:span text:style-name="T197">kira stopaj </text:span>vergi<text:span text:style-name="T68">si, çevre temizlik vergisi </text:span>ve benzeri yükümlülükler <text:span text:style-name="T30">kiracı tarafından ödenecektir. </text:span><text:span text:style-name="T123">Kiracı elektrik, su, </text:span><text:span text:style-name="T125">aidat</text:span><text:span text:style-name="T123"> vb. abone gerektiren işlemlerde, kira başlangıcında abonelikleri üzerine alacaktır ve kira müddeti boyunca bu </text:span><text:span text:style-name="T126">aboneliklere ait</text:span><text:span text:style-name="T123"> giderler kiracıya aittir.</text:span></text:p>
      <text:p text:style-name="P10"><text:span text:style-name="T35">MADDE </text:span><text:span text:style-name="T36">4 <text:tab/></text:span><text:span text:style-name="T78">Yan giderlere katlanma borcu</text:span><text:span text:style-name="T35"> : </text:span>Kira<text:span text:style-name="T30">cı</text:span>, kiralananın kullanımıyla ilgili olmak üzere, kendisi veya üçüncü kişi tarafından yapılan yan giderlere katlanmakla yükümlüdür.</text:p>
      <text:p text:style-name="P12"><text:span text:style-name="T35">MADDE </text:span><text:span text:style-name="T36">5<text:tab/></text:span><text:span text:style-name="T78">Kiralananın teslim anında </text:span><text:span text:style-name="T81">ve </text:span><text:span text:style-name="T78">sonra</text:span><text:span text:style-name="T81">sı</text:span><text:span text:style-name="T78"> ayıplı hâle gelmesinden sorumluluk</text:span><text:span text:style-name="T35"> <text:tab/></text:span></text:p>
      <text:list xml:id="list3762771080" text:style-name="WWNum3">
        <text:list-header>
          <text:p text:style-name="P67"><text:span text:style-name="T20">İşbu </text:span><text:span text:style-name="T22">sözleşme aynı zamanda teslim tutanağı hükmünde olup,</text:span><text:span text:style-name="T20"> sözleşme</text:span><text:span text:style-name="T21">nin imzalanması ile </text:span><text:span text:style-name="T20">kiracı, kiralananı sağlam, ayıpsız ve eksiksiz olarak teslim aldığını kabul etmiştir. </text:span><text:span text:style-name="T19">Taşınmazda bulunan tuvalet, la</text:span><text:bookmark text:name="_GoBack"/><text:span text:style-name="T19">vabo <text:s/>banyo, vb. malzemeler kiracıya sağlam olarak teslim edilmiştir ve kira bitiminde kiracı bu malzemeleri sağlam ve eksiksiz olarak teslim etmekle yükümlüdür. Malzemelerde hasar oluşması durumunda kiracı ödemekle yükümlüdür. </text:span><text:span text:style-name="T22">Mecurun kullanılması sırasında oluşabilecek her türlü arıza, hasar vb. giderler kiracıya aittir. </text:span><text:span text:style-name="T30">Kiracının, mecurun teslimi sonrası, kendi ihtiyaçları doğrultusunda ortaya çıkabilecek ve eksik olarak tanımlayacağı şeylerin sorumluluğu kiracıya aittir. </text:span></text:p>
        </text:list-header>
      </text:list>
      <text:p text:style-name="P10"><text:span text:style-name="T35">MADDE </text:span><text:span text:style-name="T40">6</text:span><text:span text:style-name="T36"><text:tab/></text:span><text:span text:style-name="T78">Kira bedelinin indirilmesi</text:span><text:span text:style-name="T35"> : </text:span>Kiracı, <text:span text:style-name="T31">kira süresi boyunca ve sonrasında, sözleşmede belirlenen kira bedelinde, mucbir sebepler dahil, herhangi bir sebeple </text:span>indirim yapılmasını isteye<text:span text:style-name="T31">mez</text:span>.</text:p>
      <text:p text:style-name="P10"><text:span text:style-name="T35">MADDE </text:span><text:span text:style-name="T42">7</text:span><text:span text:style-name="T36"><text:tab/></text:span><text:span text:style-name="T78">Kira bedelini ödeme borcu,</text:span><text:span text:style-name="T35"> </text:span><text:span text:style-name="T39">ifa zamanı, kiracının temerrüdü</text:span><text:span text:style-name="T35"><text:tab/><text:tab/></text:span></text:p>
      <text:list xml:id="list103454106799405" text:continue-numbering="true" text:style-name="WWNum3">
        <text:list-header>
          <text:p text:style-name="P68"><text:span text:style-name="T147">Kira bedeli nettir. <text:s/></text:span><text:span text:style-name="T122">Sözleşme</text:span><text:span text:style-name="T147">de</text:span><text:span text:style-name="T122"> </text:span><text:span text:style-name="T147">belirtilen kira bedeli</text:span><text:span text:style-name="T122">, vergiler düşüldükten sonra </text:span><text:span text:style-name="T147">kiralayana </text:span><text:span text:style-name="T122">ödene</text:span><text:span text:style-name="T147">cek</text:span><text:span text:style-name="T122"> </text:span><text:span text:style-name="T126">net </text:span><text:span text:style-name="T122">miktardır. </text:span><text:span text:style-name="T147">Kira stopaj vergisi kiracı tarafından, </text:span><text:span text:style-name="T126">kiraya veren adına </text:span><text:span text:style-name="T147">ödenecektir. Her türlü resim vergi ve harçlar, ÇTV, stopaj vergisi ve kira süresi içerisinde ortaya çıkabilecek her türlü resmi ödemeler, vergi ve harçlar kiracı tarafından ödenecektir.</text:span><text:span text:style-name="T122"> Kiracı, kira bedelini </text:span><text:span text:style-name="T148">( kira bedeli aylık ödemeli yapılacaksa her ayın </text:span><text:span text:style-name="T149">1</text:span><text:span text:style-name="T150">. günü</text:span><text:span text:style-name="T148"> peşin </text:span><text:span text:style-name="T149">olarak</text:span><text:span text:style-name="T148"> )</text:span><text:span text:style-name="T122"> ve yan giderleri,</text:span><text:span text:style-name="T148"> </text:span><text:span text:style-name="T149">peşin </text:span><text:span text:style-name="T122">ödemekle yükümlüdür. </text:span><text:span text:style-name="T134">Ki</text:span><text:span text:style-name="T148">ra ödemeleri kiraya verene ait banka hesabına yatırılacaktır. </text:span><text:span text:style-name="T122">İşbu sö</text:span><text:span text:style-name="T151">z</text:span><text:span text:style-name="T122">leşme</text:span><text:span text:style-name="T129">de belirlenen</text:span><text:span text:style-name="T122"> kira bedeli</text:span><text:span text:style-name="T129">nin ödeme vadesi </text:span><text:span text:style-name="T133">sözleşme düzenleme </text:span><text:span text:style-name="T129">tarihidir.</text:span><text:span text:style-name="T122"> Ödeme çek veya senet ile taahhüt edilmiş ise ödemenin zamanında <text:s/>ödenmemesi durumunda, </text:span><text:span text:style-name="T208">müteakip bonolarda muacceliyet kesbedece</text:span><text:span text:style-name="T209">k</text:span><text:span text:style-name="T208">,</text:span><text:span text:style-name="T122"> </text:span><text:span text:style-name="T133">çek veya senedin ödeme vadesi, sözleşme düzenleme tarihi olarak kabul edilecektir </text:span><text:span text:style-name="T152">ve</text:span><text:span text:style-name="T133"> </text:span><text:span text:style-name="T122"><text:s/></text:span><text:span text:style-name="T152">k</text:span><text:span text:style-name="T133">iracı </text:span><text:span text:style-name="T152">geçmiş ve </text:span><text:span text:style-name="T133">o</text:span><text:span text:style-name="T122">turduğu süreye ait kira borcunu, </text:span><text:span text:style-name="T129">geçen her gün için, yıllık kira bedelinin yüzde </text:span><text:span text:style-name="T133">biri</text:span><text:span text:style-name="T129"> oranında </text:span><text:span text:style-name="T133">(%1)</text:span><text:span text:style-name="T129"> </text:span><text:span text:style-name="T132">günlük </text:span><text:span text:style-name="T129">ceza bedeli </text:span><text:span text:style-name="T133">ile birlikte</text:span><text:span text:style-name="T129"> ödemeyi</text:span><text:span text:style-name="T122"> peşinen kabul ve taahhüt eder.</text:span></text:p>
        </text:list-header>
      </text:list>
      <text:p text:style-name="P10"><text:span text:style-name="T35">MADDE </text:span><text:span text:style-name="T43">8</text:span><text:span text:style-name="T37"><text:tab/></text:span><text:span text:style-name="T79">Temizlik ve bakım giderlerini ödeme borcu</text:span> : Kiracı, kiralananın olağan kullanımı için gerekli temizlik ve bakım giderlerini ödemekle yükümlüdür.</text:p>
      <text:p text:style-name="P10"><text:span text:style-name="T35">MADDE </text:span><text:span text:style-name="T43">9</text:span><text:span text:style-name="T37"><text:tab/></text:span><text:span text:style-name="T40">K</text:span><text:span text:style-name="T79">iralananın gösterilmesine katlanma borcu : </text:span>Kiracı, bakım, satış ya da sonraki kiralama için, kiraya verenin ve onun belirlediği üçüncü kişinin kiralananı gezip görmesine izin vermekle yükümlüdür. Kiraya veren, çalışmaları ve kiralananın gezilip görüleceğini uygun bir süre <text:span text:style-name="T65">önce kiracıya bildirmek ve bunların </text:span>yapıldığı sırada kiracının yararlarını göz önünde tutmak zorundadır. </text:p>
      <text:p text:style-name="P13"><text:span text:style-name="T35">MADDE </text:span><text:span text:style-name="T37">1</text:span><text:span text:style-name="T43">0</text:span><text:span text:style-name="T37"><text:tab/></text:span><text:span text:style-name="T79">Kiralananda yenilik ve değişiklik yapılması</text:span> : Kiraya veren, kiralananda, kira sözleşmesinin feshini gerektirmeyen ve kiracıdan katlanması beklenebilecek olan yenilik ve değişiklikler yapabilir. <text:span text:style-name="T11">Bu yenilik ve değişikliklerin yapılması sırasında kiraya veren, kiracının menfaatlerini gözetmekle yükümlüdür. </text:span>Kiracı, <text:span text:style-name="T196">mecurda bir değişiklik yapmak isterse bu ek bir sözleşme ile belirlenmelidir.</text:span> Kiracı, kiraya verenin rızasıyla yaptığı yenilik ve değişiklikler sebebiyle kiralananda ortaya çıka<text:span text:style-name="T196">bilecek</text:span> değer artışının karşılığını isteyemez. <text:span text:style-name="T122">İzin verilen, boya, badana tamirat tadilat tefrişat veya kiracının kullanım amacı doğrultusunda mecur üzerine veya içerisine yapacağı baraka, kulube, yazıhane vb. yapı masrafları kiracıya aittir.. Kiracı bu ve benzeri masraflar için kiraya verenden veya üçüncü bir şahıstan, bu işlerin yapımı sırasında, kira süresince veya kira bitiminden sonra dahi bir bedel talep edemez. </text:span><text:span text:style-name="T127">Aksi bir sözleşme ile kararlaştır</text:span><text:span text:style-name="T144">ı</text:span><text:span text:style-name="T127">lmamışsa, </text:span><text:span text:style-name="T124">Kiracı, kira bitiminde yaptığı bu tip imalatları sökemez, çıkaramaz, kıramaz. Kiracı bu tip imalatları sağlam olarak kiraya verene teslim etmekle yükümlüdür. </text:span></text:p>
      <text:p text:style-name="P10"><text:span text:style-name="T35">MADDE </text:span><text:span text:style-name="T40">1</text:span><text:span text:style-name="T43">1</text:span><text:span text:style-name="T37"><text:tab/></text:span><text:span text:style-name="T79">Alt kira ve kullanım hakkının devri, </text:span><text:span text:style-name="T70">Kira ilişkisinin devri</text:span><text:span text:style-name="T35"> : </text:span>Kiracı, kiraya verenin yazılı rızası olmadıkça, kiralananı başkasına kiralayamayacağı gibi, kullanım hakkını da, kira ilişkisini <text:span text:style-name="T170">de</text:span> başkasına devredemez. </text:p>
      <text:p text:style-name="P3">KİRAYA VEREN<text:tab/>KİRACI<text:tab/>ŞAHİT-KEFİL</text:p>
      <text:p text:style-name="P23"><text:tab/><text:tab/><text:tab/><text:tab/><text:tab/><text:span text:style-name="T45">CESUR DEVEÇEKER</text:span><text:span text:style-name="T8"> -</text:span><text:span text:style-name="T9">3</text:span><text:span text:style-name="T10">90 2233 2868</text:span></text:p>
      <text:p text:style-name="P10"><text:soft-page-break/><text:span text:style-name="T35">MADDE </text:span><text:span text:style-name="T37">1</text:span><text:span text:style-name="T44">2</text:span><text:span text:style-name="T37"><text:tab/></text:span><text:span text:style-name="T79">Kiralananın kullanılmaması</text:span><text:span text:style-name="T35"> :</text:span><text:span text:style-name="T12"> </text:span><text:span text:style-name="T18">Normal veya mucbir bir sebeple, m</text:span><text:span text:style-name="T16">ecur</text:span> kullanılmasa veya sınırlı olarak kullanılsa bile kiracı, kira bedelini ödemekle yükümlüdür. <text:span text:style-name="T210">İşbu sözleşme pandemi koşulları göz önünde bulundurularak düzenlenmiştir.</text:span></text:p>
      <text:p text:style-name="P10"><text:span text:style-name="T35">MADDE </text:span><text:span text:style-name="T40">1</text:span><text:span text:style-name="T44">3</text:span><text:span text:style-name="T37"><text:tab/></text:span><text:span text:style-name="T79">Kiralananın sözleşmenin bitiminden önce geri verilmesi</text:span><text:span text:style-name="T35"> <text:s/>: </text:span>Kiracı, sözleşme süresine veya fesih dönemine uymaksızın kiralananı geri verdiği takdirde, kira sözleşmesinden doğan borçları, <text:span text:style-name="T32">sözleşme bitim süresine kadar olan dönem boyunca devam eder. Bu gibi durumlarda kiracı, kiralananı başkasına devredemez. Kiraya veren, k</text:span>iralananın <text:span text:style-name="T166">güncel</text:span> koşullarla kiraya verilebileceği <text:span text:style-name="T32">yeni bir kiracı bulması </text:span>h<text:span text:style-name="T210">a</text:span>linde, kiracının kira sözleşmesinden doğan borçları sona erer. <text:s/><text:span text:style-name="T210">K</text:span><text:span text:style-name="T32">iracı sözleşmede belirtilen şartlarda, kiralananı kullanmasa bile, kira borcunu ödemekle yükümlüdür.</text:span></text:p>
      <text:p text:style-name="P15"><text:span text:style-name="T35">MADDE </text:span><text:span text:style-name="T40">1</text:span><text:span text:style-name="T44">4</text:span><text:span text:style-name="T37"><text:tab/></text:span><text:span text:style-name="T77">Sözleşmenin sona ermesi</text:span><text:span text:style-name="T12"> : </text:span><text:span text:style-name="T14">İşbu sözleşme, belirli süreli bir sözleşmedir. K</text:span>ira sözleşmesi bu sürenin sonunda kendiliğinden sona erer. <text:span text:style-name="T196">Kiracı kiralananı sözleşme bitim tarihinde boşaltmakla yükümlüdür.</text:span><text:span text:style-name="T93"> </text:span><text:span text:style-name="T104">K</text:span><text:span text:style-name="T101">iracı, </text:span><text:span text:style-name="T104">mecuru boşaltmadığı takdirde, </text:span><text:span text:style-name="T101"><text:s/></text:span><text:span text:style-name="T100">geçmiş ve </text:span><text:span text:style-name="T101">o</text:span><text:span text:style-name="T98">turduğu süreye ait kira borcunu, </text:span><text:span text:style-name="T102">geçen her gün için, yıllık kira bedelinin yüzde </text:span><text:span text:style-name="T101">biri</text:span><text:span text:style-name="T102"> oranında </text:span><text:span text:style-name="T101">(%1)</text:span><text:span text:style-name="T102"> </text:span><text:span text:style-name="T103">günlük </text:span><text:span text:style-name="T102">ceza bedeli </text:span><text:span text:style-name="T101">ile birlikte</text:span><text:span text:style-name="T102"> ödemeyi</text:span><text:span text:style-name="T98"> peşinen kabul ve taahhüt eder.</text:span></text:p>
      <text:p text:style-name="P10"><text:span text:style-name="T35">MADDE </text:span><text:span text:style-name="T40">1</text:span><text:span text:style-name="T44">5</text:span><text:span text:style-name="T35"><text:tab/></text:span><text:span text:style-name="T77">Kiracının iflası </text:span><text:span text:style-name="T82">ve ölümü : </text:span>Kiracı, kiralananın tesliminden sonra iflas eder <text:span text:style-name="T196">veya</text:span> <text:s/>öl<text:span text:style-name="T196">ürse, ö</text:span>len kiracının <text:span text:style-name="T67">mirasçıları ve </text:span>ortakları veya bu ortakların aynı meslek ve sanatı yürüten mirasçıları <text:span text:style-name="T33"><text:s/>kiranın devam etmesine yönelik istekleri, bu sözleşmeye bağlı olarak geçersizdir. </text:span><text:span text:style-name="T87">Kiracının ölümü ile bu sözleşmedeki </text:span><text:span text:style-name="T84">“Kiralananın sözleşmenin bitiminden önce geri verilmesi” </text:span><text:span text:style-name="T87">maddesinde belirtilen şartlar uygulanır. </text:span><text:span text:style-name="T33">Kiraya veren, mirasçılarla yeni bir anlaşma ve yeni bir sözleşme yapma hakkını tek taraflı olarak kullanabilir. Mirasçılar ile yeni bir anlaşma yapılamaması durumunda, <text:s/>mirasçılar, kiralalanı, bedeli ödenmişse kira bitim tarihine kadar, aksi takdirde derhal boşaltmakla yükümlüdür. Mirasçılar kiralananı, kira bitim tarihinden sonraki bir tarihte gecikmeli olarak boşaltırlarsa, boşal</text:span><text:span text:style-name="T203">t</text:span><text:span text:style-name="T33">tığı süreye kadar olan dönemin kirasını, sözleşmede belirtilen artışlar ve cezalar ile birlikte ödemekle yükümlüdür. Mirasçıların kiralananı boşaltmakla ilgili, ölümden sonraki 1 (bir) ay içerisinde, herhangi bir girişimde bulunmaması durumunda kiracının, kiralanan üzerindeki malları bir yediemin bürosuna teslim edilir. Kira sözleşmesi tek taraflı olarak fesh edilir.</text:span></text:p>
      <text:p text:style-name="P16"><text:span text:style-name="T35">MADDE </text:span><text:span text:style-name="T40">1</text:span><text:span text:style-name="T44">6</text:span><text:span text:style-name="T38"><text:tab/></text:span><text:span text:style-name="T80">Kiralananın geri verilmesi</text:span><text:span text:style-name="T35"> <text:tab/>:</text:span><text:span text:style-name="T12"> “</text:span><text:span text:style-name="T89">Kiralananda yenilik ve değişiklik yapılması“ </text:span><text:span text:style-name="T90">maddesinde belirtilen hususlar saklı kalmak kaydıyla, k</text:span>iracı kiralananı ne durumda teslim almışsa, kira sözleşmesinin bitiminde o durumda geri vermekle yükümlüdür. <text:span text:style-name="T17">Kiralanan, kiracının isteği ile boşaltılması durumunda, mecur, taraflar arasında yapılan bir teslim tutanağı ile geri verilecektir. Teslim tutanağının düzenlenmemesi, kiranın devam ettiğini gösterir.</text:span> Kiracı, sözleşmenin sona ermesi hâlinde <text:span text:style-name="T166">de</text:span>, sözleşmeye aykırı kullanmadan doğacak zararları giderme<text:span text:style-name="T34">kle yükümlüdür.</text:span> </text:p>
      <text:p text:style-name="P10"><text:span text:style-name="T35">MADDE </text:span><text:span text:style-name="T40">1</text:span><text:span text:style-name="T44">7</text:span><text:span text:style-name="T38"><text:tab/>Kiralananın gözden geçirilmesi ve kiracıya bildirme</text:span> : Kiraya veren, geri verme sırasında kiralananın durumunu gözden geçirmek ve kiracının sorumlu olduğu eksiklikleri ve ayıpları ona hemen bildirmek zorundadır. Ancak, teslim alma sırasında olağan incelemeyle belirlenemeyecek olan eksikliklerin ve ayıpların varlığı hâlinde, kiracının sorumluluğu devam eder. Kiraya veren, bu tür eksiklikleri ve ayıpları belirlediğinde, kiracıya hemen yazılı olarak bildirmek zorundadır.</text:p>
      <text:p text:style-name="P17"><text:span text:style-name="T35">MADDE </text:span><text:span text:style-name="T44">18</text:span><text:span text:style-name="T38"><text:tab/></text:span><text:span text:style-name="T80">Kullanma giderleri</text:span><text:span text:style-name="T35"> : </text:span>Kiracı, ısıtma, aydınlatma ve su gibi kullanma giderlerine katlanmakla yükümlüdür. Giderlere katlanan taraf, bu giderleri ispat edici belgelerin birer örneğini, istem üzerine diğer tarafa vermek zorundadır. </text:p>
      <text:p text:style-name="P10"><text:span text:style-name="T35">MADDE </text:span><text:span text:style-name="T40">1</text:span><text:span text:style-name="T44">9</text:span><text:span text:style-name="T38"><text:tab/></text:span><text:span text:style-name="T80">Kiracının güvence vermesi</text:span><text:span text:style-name="T35"> <text:tab/>: </text:span><text:span text:style-name="T15">K</text:span>iracı<text:span text:style-name="T66">nın</text:span> güvence verme borcu <text:span text:style-name="T66">vardır ve yıllık kira </text:span></text:p>
      <text:p text:style-name="P20">bedelinin %25 ‘i olarak yapılacaktır. </text:p>
      <text:p text:style-name="P14"><text:span text:style-name="T35">MADDE </text:span><text:span text:style-name="T40">2</text:span><text:span text:style-name="T44">0</text:span><text:span text:style-name="T38"> <text:tab/></text:span><text:span text:style-name="T80">Kira </text:span><text:span text:style-name="T83">Yıllık Artış Oranı</text:span><text:span text:style-name="T35"> </text:span><text:span text:style-name="T38">ve </text:span><text:span text:style-name="T80">Belirlenmesi<text:tab/>: </text:span><text:span text:style-name="T66">Bir yıldan uzun süreyle yapılan sözleşmelerde </text:span>uygulanacak <text:span text:style-name="T171">yıllık kira artış oranı</text:span>, <text:span text:style-name="T166">yıllık tüketici </text:span>fiyat endeksin<text:span text:style-name="T166">in (TÜFE)</text:span> oniki aylık ortalama<text:span text:style-name="T168">sı </text:span>oranını<text:span text:style-name="T66">n %10 ‘un altında olması durumunda; %10, değişim oranının %10 ‘un üstünde olması durumunda ise, değişim oranının altında olmamak</text:span> koşuluyla <text:span text:style-name="T121">yapılacaktır.</text:span>. </text:p>
      <text:p text:style-name="P18"><text:span text:style-name="T46">MADDE </text:span><text:span text:style-name="T47">2</text:span><text:span text:style-name="T48">1</text:span><text:span text:style-name="T47"> <text:tab/></text:span><text:span text:style-name="T49">Sözleşmenin feshi : </text:span><text:span text:style-name="T122">İşbu sözleşmenin herhangi bir maddesinin ihlali ile </text:span><text:span text:style-name="T137">veya süre bitiminde</text:span><text:span text:style-name="T122">, </text:span><text:span text:style-name="T134">kiraya verenin hakları saklı kalmak şartıyla</text:span><text:span text:style-name="T122"> sözleşme fesh edilir ve kiracı mecuru hiçbir ihtara gerek kalmadan boşaltma</text:span><text:span text:style-name="T138">yı kabul ve taahhüt etmiştir.</text:span><text:span text:style-name="T122">. </text:span></text:p>
      <text:list xml:id="list103454345180110" text:continue-numbering="true" text:style-name="WWNum3">
        <text:list-header>
          <text:p text:style-name="P69"><text:span text:style-name="T46">MADDE </text:span><text:span text:style-name="T47">2</text:span><text:span text:style-name="T48">2</text:span><text:span text:style-name="T49"><text:tab/>Kefil ve şahit : </text:span><text:span text:style-name="T122">Kefil </text:span><text:span text:style-name="T138">ve şahit</text:span><text:span text:style-name="T122">, bu sözleşmeye attığı imza ile, sözleşme şartlarına uyulmaması </text:span><text:span text:style-name="T133">ve/veya bu sözleşmeyle bağlantılı tahliye taahhütnamesi vb. belgeler</text:span><text:span text:style-name="T122"> ile ortaya çıkabilecek her türlü maddi ve manevi zararların karşılanması hususunda, müteselsilen sorumlu olduğunu kabul ve beyan etmiştir. Kefil </text:span><text:span text:style-name="T139">ve Şahit</text:span><text:span text:style-name="T122">, sözleşmeyi imzalayan kişinin, </text:span><text:span text:style-name="T144">s</text:span><text:span text:style-name="T122">özleşmede adı geçen kişi olduğuna şahitlik ettiğini kabul ve beyan eder. </text:span></text:p>
          <text:p text:style-name="P70"><text:span text:style-name="T48">MADDE 23<text:tab/>Yetkili mercii ve tebligat :</text:span><text:span text:style-name="T23"> İşbu </text:span><text:span text:style-name="T138"><text:s/>sözleşmede belirtilen adresler tarafların tebligat adresleri olarak da belirlenmiş olup her türlü tebligatın bu adreslere yapılabileceği taraflarca kabul edilmişti</text:span><text:span text:style-name="T140">r.</text:span><text:span text:style-name="T138"> Taraflar, anlaşmazlık vuku</text:span><text:span text:style-name="T140">unda</text:span><text:span text:style-name="T138">, T.C. Tokat Mahkeme ve İcra Dairelerinin selahiyetini </text:span><text:span text:style-name="T137">şimdiden </text:span><text:span text:style-name="T138">kabul ve beyan etmiştir. </text:span></text:p>
        </text:list-header>
      </text:list>
      <text:p text:style-name="P65"/>
      <text:p text:style-name="P65">KİRAYA VEREN<text:tab/>KİRACI<text:tab/>ŞAHİT-KEFİL</text:p>
      <text:p text:style-name="P26"><text:span text:style-name="T110"><text:tab/><text:tab/><text:tab/><text:tab/></text:span><text:span text:style-name="T25">CESUR DEVEÇEKER</text:span><text:span text:style-name="T3"> -</text:span><text:span text:style-name="T4">3</text:span><text:span text:style-name="T5">90 2233 2868</text:span></text:p>
      <text:p text:style-name="P71"><text:soft-page-break/></text:p>
      <text:p text:style-name="P71"/>
      <text:list xml:id="list103453564926153" text:continue-numbering="true" text:style-name="WWNum3">
        <text:list-header>
          <text:p text:style-name="P70"><text:span text:style-name="T122">İşbu akit, </text:span><text:span text:style-name="T140">3</text:span><text:span text:style-name="T141"> sayfa,</text:span><text:span text:style-name="T142"> 2</text:span><text:span text:style-name="T138">3</text:span><text:span text:style-name="T142"> madde </text:span><text:span text:style-name="T138">ve kiraya veren, kiracı, kiralanan ve kira hakkında detaylardan</text:span><text:span text:style-name="T142"> </text:span><text:span text:style-name="T141">oluşur ve </text:span><text:span text:style-name="T140">1</text:span><text:span text:style-name="T122"> nüsha halinde tanzim edilmiş olup, taraflarca </text:span><text:span text:style-name="T138">okunarak, </text:span><text:span text:style-name="T122">kabul edilmiş ve imzalanmıştır.</text:span></text:p>
        </text:list-header>
      </text:list>
      <text:p text:style-name="P66"/>
      <text:p text:style-name="P66"/>
      <text:p text:style-name="P66"/>
      <text:p text:style-name="P34"><text:span text:style-name="T178">Sözleşmenin<text:tab/>:</text:span><text:span text:style-name="T194"> </text:span><text:span text:style-name="T190">Düzenleme Tarihi</text:span><text:span text:style-name="T191"><text:tab/></text:span><text:span text:style-name="T129">: </text:span><text:span text:style-name="T50"><text:s/></text:span><text:span text:style-name="T63">15</text:span><text:span text:style-name="T51"> </text:span><text:span text:style-name="T63">Nisan</text:span><text:span text:style-name="T52"> </text:span><text:span text:style-name="T50">20</text:span><text:span text:style-name="T53">2</text:span><text:span text:style-name="T51">1</text:span><text:span text:style-name="T50"> <text:s/></text:span><text:span text:style-name="T91"><text:s/><text:tab/></text:span><text:span text:style-name="T92">Düzenleme No: </text:span><text:span text:style-name="T71">20</text:span><text:span text:style-name="T72">2</text:span><text:span text:style-name="T73">1</text:span><text:span text:style-name="T74">0</text:span><text:span text:style-name="T76">41</text:span><text:span text:style-name="T74">5</text:span><text:span text:style-name="T75">-00</text:span><text:span text:style-name="T76">5</text:span></text:p>
      <text:p text:style-name="P34"><text:span text:style-name="T175">Kiraya Veren<text:tab/>: </text:span><text:span text:style-name="T187">Adı Soyadı</text:span><text:span text:style-name="T122"><text:tab/>: </text:span><text:span text:style-name="T146"><text:tab/><text:tab/></text:span><text:span text:style-name="T122"><text:tab/><text:tab/></text:span><text:span text:style-name="T182">TC Kimlik No</text:span><text:span text:style-name="T19"><text:tab/>: </text:span></text:p>
      <text:p text:style-name="P40"/>
      <text:p text:style-name="P40">Kiracı<text:tab/></text:p>
      <text:p text:style-name="P35"><text:span text:style-name="T187">Adı Soyadı</text:span><text:span text:style-name="T122"><text:tab/>: </text:span><text:span text:style-name="T63">CESUR DEVEÇEKER</text:span></text:p>
      <text:p text:style-name="P39"><text:span text:style-name="T187">TC Kimlik No</text:span><text:span text:style-name="T122"><text:tab/>: </text:span><text:span text:style-name="T6">3</text:span><text:span text:style-name="T7">90 2233 2868</text:span></text:p>
      <text:p text:style-name="P35"><text:span text:style-name="T192">Tebligat </text:span><text:span text:style-name="T187">Adres</text:span><text:span text:style-name="T122"><text:tab/>: </text:span><text:span text:style-name="T159">Behzat Bulvarı Soğukpınar Mah.Coşkun Apt. Kat:4</text:span><text:span text:style-name="T145"> </text:span><text:span text:style-name="T159">No:13 Merkez - </text:span><text:span text:style-name="T145">TOKAT </text:span></text:p>
      <text:p text:style-name="P31"><text:span text:style-name="T185">Telefon No</text:span><text:tab/>: <text:span text:style-name="T213">0 </text:span><text:span text:style-name="T214">536 267 9452</text:span></text:p>
      <text:p text:style-name="P72"/>
      <text:p text:style-name="P32"><text:span text:style-name="T173">Kiralana</text:span><text:span text:style-name="T174">nın</text:span><text:span text:style-name="T179"><text:tab/></text:span></text:p>
      <text:p text:style-name="P35"><text:span text:style-name="T187">Cinsi<text:tab/></text:span><text:span text:style-name="T122"><text:tab/><text:tab/>: </text:span><text:span text:style-name="T54">İşyeri<text:tab/></text:span><text:span text:style-name="T46"><text:tab/></text:span><text:span text:style-name="T193">Kullanım Amacı</text:span><text:span text:style-name="T122"><text:tab/>:</text:span><text:span text:style-name="T153"> </text:span><text:span text:style-name="T63">Lokanta - Ciğerci</text:span></text:p>
      <text:p text:style-name="P35"><text:span text:style-name="T187">Adresi<text:tab/></text:span><text:span text:style-name="T122"><text:tab/><text:tab/>: </text:span><text:span text:style-name="T64">Ali Paşa Hamam Sokak</text:span><text:span text:style-name="T54"> No:5 TOKAT</text:span></text:p>
      <text:p text:style-name="P36"><text:span text:style-name="T183">Tapu-</text:span><text:span text:style-name="T184">Abone Bi</text:span><text:span text:style-name="T183">lgileri</text:span><text:span text:style-name="T180"><text:tab/></text:span><text:span text:style-name="T122">: </text:span><text:span text:style-name="T154">Pafta: </text:span><text:span text:style-name="T64">4</text:span><text:span text:style-name="T154"> <text:tab/></text:span><text:span text:style-name="T140">A</text:span><text:span text:style-name="T122">da<text:tab/>:</text:span><text:span text:style-name="T155"> </text:span><text:span text:style-name="T55">3</text:span><text:span text:style-name="T64">85</text:span><text:span text:style-name="T156"><text:tab/>Parsel<text:tab/>: </text:span><text:span text:style-name="T64">116</text:span><text:span text:style-name="T24"><text:tab/>Elektrik : <text:s text:c="13"/>Su : </text:span></text:p>
      <text:p text:style-name="P40"/>
      <text:p text:style-name="P32"><text:span text:style-name="T172">Kiranın </text:span><text:tab/></text:p>
      <text:p text:style-name="P34"><text:span text:style-name="T187">Başlangıç tarihi</text:span><text:span text:style-name="T122"><text:tab/>: </text:span><text:span text:style-name="T56"><text:s/></text:span><text:span text:style-name="T64">30</text:span><text:span text:style-name="T54"> </text:span><text:span text:style-name="T64">Nisan</text:span><text:span text:style-name="T54"> </text:span><text:span text:style-name="T56">202</text:span><text:span text:style-name="T54">1</text:span><text:span text:style-name="T154"><text:tab/></text:span><text:span text:style-name="T122"><text:tab/></text:span></text:p>
      <text:p text:style-name="P37"><text:span text:style-name="T187">Bitiş tarihi</text:span><text:span text:style-name="T122"><text:tab/><text:tab/>: </text:span><text:span text:style-name="T56">2</text:span><text:span text:style-name="T64">9</text:span><text:span text:style-name="T56"> </text:span><text:span text:style-name="T64">Nisan</text:span><text:span text:style-name="T56"> 202</text:span><text:span text:style-name="T54">2</text:span><text:span text:style-name="T157"><text:tab/><text:tab/><text:tab/></text:span><text:span text:style-name="T187">Süresi </text:span><text:span text:style-name="T122"><text:tab/>: </text:span><text:span text:style-name="T57">1 Yıl </text:span><text:span text:style-name="T58">(Bir Yıl)</text:span><text:span text:style-name="T158"> </text:span></text:p>
      <text:p text:style-name="P38"><text:span text:style-name="T181">Bedeli<text:tab/></text:span><text:span text:style-name="T122"><text:tab/><text:tab/>: </text:span><text:span text:style-name="T64">12000</text:span><text:span text:style-name="T59"> </text:span><text:span text:style-name="T60">TL (</text:span><text:span text:style-name="T64">On İki Bin</text:span><text:span text:style-name="T57"> </text:span><text:span text:style-name="T61">TL</text:span><text:span text:style-name="T60">) <text:s/>+ STOPAJ VERGİSİ</text:span></text:p>
      <text:p text:style-name="P78"/>
      <text:p text:style-name="P19"><text:span text:style-name="T176">Ödeme</text:span><text:span text:style-name="T177"> Ş</text:span><text:span text:style-name="T176">ekli</text:span><text:span text:style-name="T109"><text:tab/><text:tab/>:</text:span><text:span text:style-name="T98"> </text:span><text:span text:style-name="T107">1</text:span><text:span text:style-name="T108">0</text:span><text:span text:style-name="T105">.000 TL Peşin </text:span><text:span text:style-name="T106">olarak banka hesabına yatırılacaktır.</text:span><text:span text:style-name="T105"> </text:span></text:p>
      <text:p text:style-name="P19"><text:span text:style-name="T105"><text:tab/><text:tab/><text:tab/> <text:s text:c="2"/></text:span><text:span text:style-name="T108">2.000 TL işyerinin tadilatı için kiracı tarafından harcanacaktır.</text:span></text:p>
      <text:p text:style-name="P80"><text:span text:style-name="T188"/></text:p>
      <text:p text:style-name="P80"><text:span text:style-name="T188">B</text:span><text:span text:style-name="T189">anka hesa</text:span><text:span text:style-name="T188">p no</text:span><text:span text:style-name="T99"><text:tab/>: </text:span></text:p>
      <text:p text:style-name="P25"/>
      <text:p text:style-name="P5"><text:span text:style-name="T215">Mecur, parsel girişinde sağda kalan çatılı tek katlı yapıdır. </text:span><text:span text:style-name="T204">İşyerine ait </text:span><text:span text:style-name="T205">su sayacı, </text:span><text:span text:style-name="T206">musluk</text:span><text:span text:style-name="T204"> vardır. </text:span><text:s/></text:p>
      <text:p text:style-name="P4"/>
      <text:p text:style-name="P33">İşbu akitteki bilgilerin doğruluğunu ve sözleşmenin tüm şartlarına uyacağımı peşinen kabul ettiğimi, <text:span text:style-name="T167">akiti okuyarak, hür irademle imzaladığımı,</text:span> beyan, <text:span text:style-name="T202">kabul</text:span> ve taahhüt ederim.</text:p>
      <text:p text:style-name="P21"/>
      <text:p text:style-name="P21"/>
      <text:p text:style-name="P21"/>
      <text:p text:style-name="P21"/>
      <text:p text:style-name="P21"/>
      <text:p text:style-name="P21"/>
      <text:p text:style-name="P6"><text:span text:style-name="T207">KİRAYA VEREN<text:tab/></text:span><text:span text:style-name="T198">K</text:span><text:span text:style-name="T207">İRACI<text:tab/>ŞAHİT-KEFİL</text:span></text:p>
      <text:p text:style-name="P22"><text:tab/><text:tab/><text:tab/><text:tab/><text:tab/><text:tab/><text:tab/><text:tab/><text:tab/></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7">TAHLİYE TAAHHÜTNAMESİ</text:p>
      <text:p text:style-name="P27"/>
      <text:p text:style-name="P41"><text:span text:style-name="T122"><text:tab/>Halen tahtı icarımda bulunan, kiraya vereni ve özellikleri aşağıda belirtilen taşınmazı; </text:span><text:span text:style-name="T132">tahliye etmeyi taahhüt ettiğim tarih</text:span><text:span text:style-name="T135">te</text:span><text:span text:style-name="T132">, </text:span><text:span text:style-name="T135">aşağıda </text:span><text:span text:style-name="T132">tarih </text:span><text:span text:style-name="T135">ve</text:span><text:span text:style-name="T132"> sayı</text:span><text:span text:style-name="T136">sı </text:span><text:span text:style-name="T135">belirtilen </text:span><text:span text:style-name="T132">kira sözleşme</text:span><text:span text:style-name="T136">sinin</text:span><text:span text:style-name="T132"> şartlarına bağlı kalarak, </text:span><text:span text:style-name="T130"><text:s/></text:span><text:span text:style-name="T122">hiçbir kanuni merasime, ihtar ve protesto keşidesine, cevap itasına, tebliğ ve tebellüğe, </text:span><text:span text:style-name="T160">herhangi bir ihtar ve hiçbir hüküm istihsaline ve mahkemeden ilam almaya hacet kalmaksızın</text:span><text:span text:style-name="T122"> kayıtsız ve şartsız olarak boşaltmayı </text:span><text:span text:style-name="T160">kesin olarak, </text:span><text:span text:style-name="T162">hür irademle</text:span><text:span text:style-name="T160"> beyan, kabul ve taahhüt ed</text:span><text:span text:style-name="T161">iyorum</text:span><text:span text:style-name="T160">.</text:span></text:p>
      <text:p text:style-name="P44"/>
      <text:p text:style-name="P42"><text:span text:style-name="T122"><text:tab/>Gününde tahliye edemediğim </text:span><text:span text:style-name="T128">veya </text:span><text:span text:style-name="T122">etmediğim takdirde, </text:span><text:span text:style-name="T129">geçen her gün için, yıllık kira bedelinin yüzde </text:span><text:span text:style-name="T133">biri</text:span><text:span text:style-name="T129"> oranında </text:span><text:span text:style-name="T133">(%1)</text:span><text:span text:style-name="T129"> </text:span><text:span text:style-name="T132">günlük </text:span><text:span text:style-name="T129">ceza bedeli ödemeyi, </text:span><text:span text:style-name="T122">kiraya veren veya yetkili kanuni vekili tarafından aleyhime yapılacak, her türlü icra takibatı, mahkeme masrafları, avukatlık ücretleri ve benzeri tüm ücretlerinde tamamen şahsım tarafından karşılanacağını şimdiden <text:s/>kabul,</text:span><text:span text:style-name="T128"> beyan</text:span><text:span text:style-name="T122"> ve taahhüt ediyorum. İşbu taahhütname</text:span><text:span text:style-name="T131">yi</text:span><text:span text:style-name="T122"> </text:span><text:span text:style-name="T136">hür</text:span><text:span text:style-name="T122"> irademle </text:span><text:span text:style-name="T136">okudum ve</text:span><text:span text:style-name="T122"> imza</text:span><text:span text:style-name="T131">lıyorum</text:span><text:span text:style-name="T122">. </text:span></text:p>
      <text:p text:style-name="P46"/>
      <text:p text:style-name="P74">TAHLİYE EDİLECEK YERİN</text:p>
      <text:p text:style-name="P75">Adresi<text:tab/>: <text:s/></text:p>
      <text:p text:style-name="P48"/>
      <text:p text:style-name="P45"><text:span text:style-name="T29">İlgili </text:span><text:span text:style-name="T26">Kira </text:span><text:span text:style-name="T27">Sözleşme</text:span><text:span text:style-name="T26">si</text:span><text:span text:style-name="T27"> Tarihi, <text:s/></text:span><text:span text:style-name="T28">No</text:span><text:span text:style-name="T27"><text:tab/>:<text:tab/></text:span></text:p>
      <text:p text:style-name="P47"/>
      <text:p text:style-name="P47">Mecurun tahliye Edileceği taahhüt edilen tarih<text:tab/>:</text:p>
      <text:p text:style-name="P76">Kiracı<text:tab/></text:p>
      <text:p text:style-name="P43"><text:span text:style-name="T187">Adı Soyadı</text:span><text:span text:style-name="T122"><text:tab/>: </text:span><text:span text:style-name="T63">CESUR DEVEÇEKER</text:span></text:p>
      <text:p text:style-name="P43"><text:span text:style-name="T187">TC Kimlik No</text:span><text:span text:style-name="T122"><text:tab/>: </text:span><text:span text:style-name="T54">3</text:span><text:span text:style-name="T62">90 2233 2868</text:span></text:p>
      <text:p text:style-name="P43"><text:span text:style-name="T192">Tebligat </text:span><text:span text:style-name="T187">Adres</text:span><text:span text:style-name="T122"><text:tab/>: </text:span><text:span text:style-name="T159">Behzat Bulvarı Soğukpınar Mah.Coşkun Apt. Kat:4</text:span><text:span text:style-name="T145"> </text:span><text:span text:style-name="T159">No:13 Merkez - </text:span><text:span text:style-name="T145">TOKAT </text:span></text:p>
      <text:p text:style-name="P50"><text:span text:style-name="T186">Telefon No</text:span><text:span text:style-name="T203"><text:tab/>: </text:span><text:span text:style-name="T213">0 </text:span><text:span text:style-name="T214">536 267 9452</text:span></text:p>
      <text:p text:style-name="P77"><text:tab/><text:tab/><text:tab/><text:tab/><text:tab/><text:tab/><text:tab/></text:p>
      <text:p text:style-name="P7"><text:span text:style-name="T207"><text:tab/></text:span><text:span text:style-name="T198">K</text:span><text:span text:style-name="T207">İRACI<text:tab/>ŞAHİT-KEFİL</text:span></text:p>
      <text:p text:style-name="P49"/>
      <text:p text:style-name="P49"/>
      <text:p text:style-name="P28"><text:soft-page-break/></text:p>
      <text:p text:style-name="P29"/>
      <text:p text:style-name="P29"/>
      <text:p text:style-name="P29">KİRA FESİH SÖZLEŞMESİ</text:p>
      <text:p text:style-name="P30"/>
      <text:p text:style-name="P30"/>
      <text:p text:style-name="P30"/>
      <text:p text:style-name="P30"/>
      <text:p text:style-name="P30"/>
      <text:p text:style-name="P61"><text:span text:style-name="T122"><text:tab/></text:span><text:span text:style-name="T143">A</text:span><text:span text:style-name="T135">şağıda </text:span><text:span text:style-name="T132">tarih </text:span><text:span text:style-name="T135">ve</text:span><text:span text:style-name="T132"> sayı</text:span><text:span text:style-name="T136">sı </text:span><text:span text:style-name="T135">belirtilen </text:span><text:span text:style-name="T132">kira sözleşme</text:span><text:span text:style-name="T136">si</text:span><text:span text:style-name="T143">ni tek taraflı olarak fesh ediyorum. Sözleşme şartları ile t</text:span><text:span text:style-name="T122">ahtı icarımda bulunan taşınmazı; </text:span><text:span text:style-name="T143">belirtilen tarihte,</text:span><text:span text:style-name="T132"> </text:span><text:span text:style-name="T135">belirtilen </text:span><text:span text:style-name="T132">kira sözleşme</text:span><text:span text:style-name="T136">sinin</text:span><text:span text:style-name="T132"> şartlarına bağlı kalarak </text:span><text:span text:style-name="T163">tahliye ettim.</text:span></text:p>
      <text:p text:style-name="P51"/>
      <text:p text:style-name="P51"/>
      <text:p text:style-name="P59"/>
      <text:p text:style-name="P59"/>
      <text:p text:style-name="P51"/>
      <text:p text:style-name="P51"/>
      <text:p text:style-name="P51"/>
      <text:p text:style-name="P51"/>
      <text:p text:style-name="P60"><text:span text:style-name="T201">FESH</text:span><text:span text:style-name="T200"> EDİLE</text:span><text:span text:style-name="T201">N</text:span><text:span text:style-name="T200"> </text:span><text:span text:style-name="T201">SÖZLEŞMENİN</text:span></text:p>
      <text:p text:style-name="P51"/>
      <text:p text:style-name="P63"><text:span text:style-name="T164">Tarihi, <text:s/></text:span><text:span text:style-name="T165">No</text:span><text:span text:style-name="T164"><text:tab/><text:tab/><text:tab/><text:tab/>:<text:tab/></text:span></text:p>
      <text:p text:style-name="P53"/>
      <text:p text:style-name="P53">Mecurun tahliye Edil<text:span text:style-name="T199">diği </text:span>tarih<text:tab/>:</text:p>
      <text:p text:style-name="P53"/>
      <text:p text:style-name="P59"/>
      <text:p text:style-name="P54"/>
      <text:p text:style-name="P54"/>
      <text:p text:style-name="P54"/>
      <text:p text:style-name="P54"/>
      <text:p text:style-name="P64">Kiracı<text:tab/></text:p>
      <text:p text:style-name="P62"><text:span text:style-name="T187">Adı Soyadı</text:span><text:span text:style-name="T122"><text:tab/>: </text:span><text:span text:style-name="T159">CESUR DEVEÇEKER</text:span></text:p>
      <text:p text:style-name="P62"><text:span text:style-name="T187">TC Kimlik No</text:span><text:span text:style-name="T122"><text:tab/>: </text:span><text:span text:style-name="T211">3</text:span><text:span text:style-name="T212">90 2233 2868</text:span></text:p>
      <text:p text:style-name="P62"><text:span text:style-name="T192">Tebligat </text:span><text:span text:style-name="T187">Adres</text:span><text:span text:style-name="T122">: </text:span><text:span text:style-name="T159">Behzat Bulvarı Soğukpınar Mah.Coşkun Apt. Kat:4</text:span><text:span text:style-name="T145"> </text:span><text:span text:style-name="T159">No:13 Merkez - </text:span><text:span text:style-name="T145">TOKAT </text:span></text:p>
      <text:p text:style-name="P55"><text:span text:style-name="T186">Telefon No</text:span><text:span text:style-name="T203"><text:tab/>: </text:span><text:span text:style-name="T213">0 </text:span><text:span text:style-name="T214">536 267 9452</text:span></text:p>
      <text:p text:style-name="P56"/>
      <text:p text:style-name="P56"/>
      <text:p text:style-name="P57"/>
      <text:p text:style-name="P58"/>
      <text:p text:style-name="P58"/>
      <text:p text:style-name="P8"><text:span text:style-name="T207"><text:tab/></text:span><text:span text:style-name="T198">K</text:span><text:span text:style-name="T207">İRACI<text:tab/>ŞAHİT-KEFİL</text:span></text:p>
      <text:p text:style-name="P5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Abyssinica SIL" svg:font-family="'Abyssinica SIL'" style:font-pitch="variable"/>
    <style:font-face style:name="Chilanka" svg:font-family="Chilanka" style:font-pitch="variable"/>
    <style:font-face style:name="Garuda" svg:font-family="Garuda" style:font-pitch="variable"/>
    <style:font-face style:name="UKIJ Diwani" svg:font-family="'UKIJ Diwan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Standard" style:next-style-name="Text_20_body" style:default-outline-level="2" style:class="text">
      <style:paragraph-properties fo:margin-top="0.423cm" fo:margin-bottom="0.106cm"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text-autospace="none"/>
      <style:text-properties style:font-name="Arial Black" fo:font-family="'Arial Black'" style:font-family-generic="swiss" style:font-pitch="variable" fo:font-size="10pt" fo:language="tr" fo:country="TR" style:font-size-asian="10pt" style:language-asian="tr" style:country-asian="TR" style:font-name-complex="Arial Black" style:font-family-complex="'Arial Black'"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76z0" style:family="text">
      <style:text-properties fo:font-size="8pt" fo:font-style="italic" style:font-size-asian="8pt" style:font-style-asian="italic" style:font-size-complex="8pt"/>
    </style:style>
    <style:style style:name="WW8Num476z1" style:family="text"/>
    <style:style style:name="WW8Num476z2" style:family="text"/>
    <style:style style:name="WW8Num476z3" style:family="text"/>
    <style:style style:name="WW8Num476z4" style:family="text"/>
    <style:style style:name="WW8Num476z5" style:family="text"/>
    <style:style style:name="WW8Num476z6" style:family="text"/>
    <style:style style:name="WW8Num476z7" style:family="text"/>
    <style:style style:name="WW8Num476z8"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476" text:consecutive-numbering="true">
      <text:list-level-style-number text:level="1" text:style-name="WW8Num476z0" style:num-prefix="("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476z1"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476z2"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476z3"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476z4"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476z5"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476z6"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476z7"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476z8"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353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23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93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63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33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703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973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43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51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9100a2"/>
    </style:style>
    <style:style style:name="MT1" style:family="text">
      <style:text-properties officeooo:rsid="0045a579"/>
    </style:style>
    <style:style style:name="MT2" style:family="text">
      <style:text-properties officeooo:rsid="009100a2"/>
    </style:style>
    <style:page-layout style:name="Mpm1">
      <style:page-layout-properties fo:page-width="21.001cm" fo:page-height="29.7cm" style:num-format="1" style:print-orientation="portrait" fo:margin-top="1.101cm" fo:margin-bottom="1.101cm" fo:margin-left="2.2cm" fo:margin-right="1.1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span text:style-name="MT1"><text:tab/></text:span><text:span text:style-name="MT2"><text:tab/> <text:s/></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23T08:57:13.529473922</meta:creation-date>
    <dc:date>2021-04-29T10:34:52.611863925</dc:date>
    <meta:editing-duration>PT20H5M7S</meta:editing-duration>
    <meta:editing-cycles>62</meta:editing-cycles>
    <meta:generator>LibreOffice/7.0.5.2$Linux_X86_64 LibreOffice_project/00$Build-2</meta:generator>
    <meta:print-date>2021-04-29T10:29:15.294849758</meta:print-date>
    <meta:document-statistic meta:table-count="0" meta:image-count="0" meta:object-count="0" meta:page-count="5" meta:paragraph-count="80" meta:word-count="1855" meta:character-count="13784" meta:non-whitespace-character-count="11864"/>
  </office:meta>
</office:document-meta>
</file>